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Template Sesamath - Styles Educatifs</text:h>
      <text:p>Ce document contient tous les styles educatifs Sesamath extraits des cahiers officiels.</text:p>
      <text:p/>
      <text:p>Pour utiliser ces styles dans LibreOffice Writer:</text:p>
      <text:p>1. Ouvrez le panneau Styles (F11)</text:p>
      <text:p>2. Les styles commencant par '_' sont les styles Sesamath</text:p>
      <text:p>3. Exemples: _Paragraphe_Definition, _Paragraphe_Propriete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alibri" svg:font-family="Calibri" style:font-adornments="Bold" style:font-family-generic="swiss"/>
    <style:font-face style:name="Calibri1" svg:font-family="Calibri" style:font-adornments="Bold" style:font-family-generic="swiss" style:font-pitch="variable"/>
    <style:font-face style:name="Carlito-Bold" svg:font-family="Carlito-Bold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Bold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Symbol" svg:font-family="Symbol" style:font-adornments="Bol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er Roman" svg:font-family="'Times Newer Roman'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hyphenation-keep="auto" loext:hyphenation-keep-type="column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Vocabulaire" style:display-name="_Paragraphe_Vocabulaire" style:family="paragraph" style:parent-style-name="_5f_Paragraphe">
      <style:paragraph-properties fo:margin-left="0.101cm" fo:margin-top="0.049cm" fo:margin-bottom="0.049cm" style:contextual-spacing="false" fo:line-height="115%" fo:padding="0.25cm" fo:border-left="4.51pt solid #77bc65" fo:border-right="none" fo:border-top="none" fo:border-bottom="none" style:shadow="none">
        <style:drop-cap/>
      </style:paragraph-properties>
      <style:text-properties officeooo:rsid="00a53b3c"/>
    </style:style>
    <style:style style:name="_5f_Paragraphe_5f_Définition" style:display-name="_Paragraphe_Définition" style:family="paragraph" style:parent-style-name="_5f_Paragraphe_5f_Vocabulaire">
      <style:paragraph-properties fo:margin-top="0.049cm" fo:margin-bottom="0.049cm" style:contextual-spacing="false" fo:line-height="115%" fo:padding="0.25cm" fo:border-left="4.51pt solid #77bc65" fo:border-right="none" fo:border-top="none" fo:border-bottom="none" style:shadow="none"/>
    </style:style>
    <style:style style:name="_5f_Titre_5f_Définition" style:display-name="_Titre_Définition" style:family="paragraph" style:parent-style-name="_5f_Paragraphe" style:list-style-name="_5f_Titre_5f_Définition">
      <style:text-properties fo:font-weight="bold"/>
    </style:style>
    <style:style style:name="_5f_Titre_5f_Vocabulaire" style:display-name="_Titre_Vocabulaire" style:family="paragraph" style:parent-style-name="_5f_Titre_5f_Définition" style:next-style-name="_5f_Paragraphe_5f_Vocabulaire" style:list-style-name="_5f_Titre_5f_Vocabulaire"/>
    <style:style style:name="_5f_Titre_5f_Remarque" style:display-name="_Titre_Remarque" style:family="paragraph" style:parent-style-name="_5f_Titre_5f_Vocabulaire" style:list-style-name="_5f_Titre_5f_Remarque"/>
    <style:style style:name="_5f_Titre_5f_Propriété" style:display-name="_Titre_Propriété" style:family="paragraph" style:parent-style-name="_5f_Paragraphe" style:next-style-name="_5f_Paragraphe_5f_Propriété" style:list-style-name="_5f_Titre_5f_Propriété">
      <style:text-properties fo:font-weight="bold"/>
    </style:style>
    <style:style style:name="_5f_Paragraphe_5f_Vocabulaire_5f_bullet" style:display-name="_Paragraphe_Vocabulaire_bullet" style:family="paragraph" style:parent-style-name="_5f_Paragraphe_5f_Vocabulaire" style:default-outline-level="1" style:list-style-name="List_20_1" style:master-page-name="">
      <loext:graphic-properties draw:fill="none" draw:fill-color="#729fcf"/>
      <style:paragraph-properties fo:margin-right="0.101cm" fo:margin-top="0.049cm" fo:margin-bottom="0.049cm" style:contextual-spacing="false" fo:line-height="115%" fo:text-align="start" style:justify-single-word="false" fo:orphans="0" fo:widows="0" fo:hyphenation-ladder-count="no-limit" fo:hyphenation-keep="auto" loext:hyphenation-keep-type="column" style:page-number="auto" fo:background-color="transparent" fo:padding="0.25cm" fo:border-left="4.51pt solid #77bc65" fo:border-right="none" fo:border-top="none" fo:border-bottom="none" style:shadow="none" text:number-lines="true" text:line-number="0" style:vertical-align="baseline" style:snap-to-layout-grid="false">
        <style:tab-stops/>
        <style:drop-cap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Propriété_5f_bullet" style:display-name="_Paragraphe_Propriété_bullet" style:family="paragraph" style:parent-style-name="_5f_Paragraphe_5f_Vocabulaire_5f_bullet">
      <style:paragraph-properties fo:padding="0.25cm" fo:border-left="4.51pt solid #ec9ba4" fo:border-right="none" fo:border-top="none" fo:border-bottom="none"/>
    </style:style>
    <style:style style:name="_5f_Paragraphe_5f_Propriété" style:display-name="_Paragraphe_Propriété" style:family="paragraph" style:parent-style-name="_5f_Paragraphe_5f_Propriété_5f_bullet" style:list-style-name=""/>
    <style:style style:name="_5f_Titre_5f_Méthode" style:display-name="_Titre_Méthode" style:family="paragraph" style:parent-style-name="_5f_Paragraphe" style:next-style-name="_5f_Paragraphe_5f_Méthode" style:list-style-name="_5f_Titre_5f_Méthode">
      <style:text-properties fo:font-weight="bold"/>
    </style:style>
    <style:style style:name="_5f_Paragraphe_5f_Méthode" style:display-name="_Paragraphe_Méthode" style:family="paragraph" style:parent-style-name="_5f_Paragraphe_5f_Vocabulaire">
      <style:paragraph-properties fo:margin-top="0.049cm" fo:margin-bottom="0.049cm" style:contextual-spacing="false" fo:line-height="115%" fo:padding="0.25cm" fo:border-left="4.51pt solid #729fcf" fo:border-right="none" fo:border-top="none" fo:border-bottom="none" style:shadow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INTRO_20_page_20_paire_20__28_G_29_" style:display-name="_Header INTRO page paire (G)" style:family="paragraph" style:parent-style-name="_5f_Header_20_N_20_page_20_paire_20__28_G_29_" style:master-page-name="">
      <style:paragraph-properties fo:margin-left="0.7cm" fo:margin-right="2cm" style:page-number="auto"/>
      <style:text-properties fo:color="#ffffff" loext:opacity="100%" fo:font-size="20pt" style:font-relief="embossed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_5f_Paragraphe_5f_Méthode_5f_Bullet" style:display-name="_Paragraphe_Méthode_Bullet" style:family="paragraph" style:parent-style-name="_5f_Paragraphe_5f_Méthode" style:list-style-name="List_20_1">
      <style:paragraph-properties fo:padding="0.25cm" fo:border-left="4.51pt solid #729fcf" fo:border-right="none" fo:border-top="none" fo:border-bottom="none"/>
    </style:style>
    <style:style style:name="_5f_Titre_20_de_20_méthodes" style:display-name="_Titre de méthodes" style:family="paragraph" style:parent-style-name="Standard" style:next-style-name="_5f_Paragraphe_20__20_de_20_méthode">
      <loext:graphic-properties draw:fill="none" draw:fill-color="#99ccff"/>
      <style:paragraph-properties fo:margin-left="-2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68a224" loext:opacity="100%" style:font-name="Bitstream Vera Sans5" fo:font-family="'Bitstream Vera Sans'" style:font-style-name="Gras" style:font-family-generic="swiss" style:font-pitch="variable" fo:font-size="13pt" fo:font-weight="bold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ffffff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ffffff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loext:graphic-properties draw:fill="none" draw:fill-color="#99ccff"/>
      <style:paragraph-properties fo:margin-left="0cm" fo:margin-right="0cm" fo:margin-top="1cm" fo:margin-bottom="0.199cm" style:contextual-spacing="false" fo:text-align="justify" style:justify-single-word="false" fo:text-indent="0cm" style:auto-text-indent="false" fo:background-color="transparent" fo:padding="0cm" fo:border="none" style:shadow="none"/>
      <style:text-properties fo:color="#000000" loext:opacity="100%" fo:font-size="9pt" fo:font-weight="normal"/>
    </style:style>
    <style:style style:name="k-titre1" style:family="paragraph" style:parent-style-name="_5f_Titre_20_de_20_méthodes" style:list-style-name="Numbering_20_1" style:class="text">
      <loext:graphic-properties draw:fill="none" draw:fill-color="#99ccff"/>
      <style:paragraph-properties fo:margin-left="0cm" fo:margin-right="0cm" fo:margin-top="0.4cm" fo:margin-bottom="0.4cm" style:contextual-spacing="false" fo:text-indent="0cm" style:auto-text-indent="false" fo:background-color="transparent" style:shadow="none">
        <style:tab-stops/>
      </style:paragraph-properties>
      <style:text-properties fo:font-size="16pt" style:text-underline-style="solid" style:text-underline-width="auto" style:text-underline-color="font-color" fo:font-weight="bold" style:font-size-asian="12pt" style:font-weight-asian="bold" style:font-size-complex="12p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_5f_Paragraphe_5f_Remarque" style:display-name="_Paragraphe_Remarque" style:family="paragraph" style:parent-style-name="_5f_Paragraphe_5f_Vocabulaire">
      <style:paragraph-properties fo:margin-top="0.049cm" fo:margin-bottom="0.049cm" style:contextual-spacing="false" fo:line-height="115%" fo:padding="0.25cm" fo:border-left="4.51pt solid #78bbb2" fo:border-right="none" fo:border-top="none" fo:border-bottom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sous_20_titre_20_d_27_exemple_20_" style:display-name="_sous titre d'exemple " style:family="paragraph" style:parent-style-name="_2d_Titre_20_de_20_méthodes">
      <loext:graphic-properties draw:fill="none" draw:fill-color="#99ccff"/>
      <style:paragraph-properties fo:margin-left="0cm" fo:margin-right="0cm" fo:margin-top="0.4cm" fo:margin-bottom="0.101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use-window-font-color="true" loext:opacity="0%" fo:font-size="10pt" style:text-underline-style="none"/>
    </style:style>
    <style:style style:name="_5f_sous_20_titre_20_A_20_connaitre_20_et_20_à_20_toi_20_de_20_jouer" style:display-name="_sous titre A connaitre et à toi de jouer" style:family="paragraph" style:parent-style-name="_5f_sous_20_titre_20_d_27_exemple_20_">
      <loext:graphic-properties draw:fill="none" draw:fill-color="#99ccff"/>
      <style:paragraph-properties fo:margin-left="0cm" fo:margin-right="0cm" fo:margin-top="0.4cm" fo:margin-bottom="0.199cm" style:contextual-spacing="false" fo:text-indent="-0.499cm" style:auto-text-indent="false" fo:background-color="transparent">
        <style:tab-stops/>
      </style:paragraph-properties>
      <style:text-properties style:text-underline-style="none"/>
    </style:style>
    <style:style style:name="_5f_Propriétés_20_à_20_connaître" style:display-name="_Propriétés à connaître" style:family="paragraph" style:parent-style-name="_5f_sous_20_titre_20_A_20_connaitre_20_et_20_à_20_toi_20_de_20_jouer">
      <loext:graphic-properties draw:fill="none" draw:fill-color="#99ccff"/>
      <style:paragraph-properties fo:margin-left="0cm" fo:margin-right="0cm" fo:margin-top="0cm" fo:margin-bottom="0cm" style:contextual-spacing="false" style:line-height-at-least="0.4cm" fo:text-indent="0cm" style:auto-text-indent="false" fo:background-color="transparent" fo:padding="0.049cm" fo:border="0.99pt solid #da4b8b" style:shadow="#da4b8b 0.049cm 0.049cm"/>
      <style:text-properties fo:font-size="9pt" style:text-underline-style="none"/>
    </style:style>
    <style:style style:name="_5f_définition" style:display-name="_définition" style:family="paragraph" style:parent-style-name="_5f_Propriétés_20_à_20_connaître">
      <loext:graphic-properties draw:fill="none" draw:fill-color="#99ccff"/>
      <style:paragraph-properties fo:margin-top="0cm" fo:margin-bottom="0cm" style:contextual-spacing="false" fo:background-color="transparent" fo:padding="0.049cm" fo:border="0.99pt solid #68a224" style:shadow="#68a224 0.049cm 0.049cm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_5f_Numéroté" style:display-name="_Paragraphe_Réponse_Elève_Fraction_Numéroté" style:family="paragraph" style:parent-style-name="_5f_Paragraphe_5f_Réponse_5f_Elève_5f_Fraction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Définition_5f_bullet" style:display-name="_Paragraphe_Définition_bullet" style:family="paragraph" style:parent-style-name="_5f_Paragraphe_5f_Définition" style:list-style-name="List_20_1"/>
    <style:style style:name="_5f_Paragraphe_5f_Remarque_5f_bullet" style:display-name="_Paragraphe_Remarque_bullet" style:family="paragraph" style:parent-style-name="_5f_Paragraphe_5f_Remarque" style:list-style-name="List_20_1"/>
    <style:style style:name="_5f_Titre_5f_Exemple" style:display-name="_Titre_Exemple" style:family="paragraph" style:parent-style-name="_5f_Titre_5f_Méthode" style:next-style-name="_5f_Paragraphe_5f_Exemple" style:list-style-name="_5f_Titre_5f_Exemple"/>
    <style:style style:name="_5f_Paragraphe_5f_Exemple" style:display-name="_Paragraphe_Exemple" style:family="paragraph" style:parent-style-name="_5f_Paragraphe_5f_Méthode"/>
    <style:style style:name="_5f_Paragraphe_5f_Exemple_5f_bullet" style:display-name="_Paragraphe_Exemple_bullet" style:family="paragraph" style:parent-style-name="_5f_Paragraphe_5f_Exemple" style:list-style-name="List_20_1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Titre_5f_Définition" style:display-name="_Caractères_Titre_Définition" style:family="text" style:parent-style-name="_5f_Caractères">
      <style:text-properties fo:color="#ffffff" loext:opacity="100%" fo:font-weight="bold" fo:background-color="#00a933" style:font-relief="embossed" loext:padding="0.049cm" loext:border="0.06pt solid #000000"/>
    </style:style>
    <style:style style:name="_5f_Caractères_5f_Titre_5f_Vocabulaire" style:display-name="_Caractères_Titre_Vocabulaire" style:family="text" style:parent-style-name="_5f_Caractères">
      <style:text-properties fo:color="#ffffff" loext:opacity="100%" fo:background-color="#00a933" style:font-relief="embossed" loext:padding="0.049cm" loext:border="0.06pt solid #000000"/>
    </style:style>
    <style:style style:name="_5f_Caractères_5f_Titre_5f_Remarque" style:display-name="_Caractères_Titre_Remarque" style:family="text" style:parent-style-name="_5f_Caractères">
      <style:text-properties fo:color="#ffffff" loext:opacity="100%" fo:background-color="#50938a" style:font-relief="embossed" loext:padding="0.049cm" loext:border="0.06pt solid #000000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Titre_5f_Propriété" style:display-name="_Caractères_Titre_Propriété" style:family="text" style:parent-style-name="_5f_Caractères">
      <style:text-properties fo:color="#ffffff" loext:opacity="100%" fo:font-weight="bold" fo:background-color="#bf0041" style:font-relief="embossed" loext:padding="0.049cm" loext:border="0.06pt solid #000000"/>
    </style:style>
    <style:style style:name="_5f_Caractères_5f_Titre_5f_Méthode" style:display-name="_Caractères_Titre_Méthode" style:family="text" style:parent-style-name="_5f_Caractères">
      <style:text-properties fo:color="#ffffff" loext:opacity="100%" fo:font-weight="bold" fo:background-color="#2a6099" style:font-relief="embossed" loext:padding="0.049cm" loext:border="0.06pt solid #000000"/>
    </style:style>
    <style:style style:name="Numbering_20_Symbols" style:display-name="Numbering Symbols" style:family="text"/>
    <style:style style:name="_5f_Caractères_5f_gras_5f_Bleu_5f_Italique" style:display-name="_Caractères_gras_Bleu_Italique" style:family="text" style:parent-style-name="_5f_Caractères_5f_gras_5f_Vert_5f_Italique">
      <style:text-properties fo:color="#2a6099" loext:opacity="100%"/>
    </style:style>
    <style:style style:name="_5f_Caractères_5f_gras_5f_Rouge_5f_Italique" style:display-name="_Caractères_gras_Rouge_Italique" style:family="text" style:parent-style-name="_5f_Caractères">
      <style:text-properties fo:color="#ff0000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er Roman" fo:font-family="'Times Newer Roman'" style:font-style-name="Italic" style:font-pitch="variable" fo:font-size="13pt" fo:font-style="italic"/>
    </style:style>
    <style:style style:name="Character_5f_20_5f_style" style:display-name="Character_20_style" style:family="text"/>
    <style:style style:name="knumerotitreA" style:family="text">
      <style:text-properties style:use-window-font-color="true" loext:opacity="0%" style:font-name="Bitstream Vera Sans5" fo:font-family="'Bitstream Vera Sans'" style:font-style-name="Gras" style:font-family-generic="swiss" style:font-pitch="variable" fo:font-size="14pt" style:text-underline-style="solid" style:text-underline-width="auto" style:text-underline-color="font-color" fo:font-weight="bold" style:font-size-asian="12pt" style:font-size-complex="12pt"/>
    </style:style>
    <style:style style:name="_5f_Caractères_5f_Titre_5f_Exemple" style:display-name="_Caractères_Titre_Exemple" style:family="text" style:parent-style-name="_5f_Caractères_5f_Titre_5f_Méthode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Titre_5f_Définition" style:display-name="_Titre_Définition">
      <text:list-level-style-number text:level="1" text:style-name="_5f_Caractères_5f_Titre_5f_Définition" loext:num-list-format="Définition%1% " style:num-prefix="Définition" style:num-suffix=" 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Titre_5f_Vocabulaire" style:display-name="_Titre_Vocabulaire">
      <text:list-level-style-number text:level="1" text:style-name="_5f_Caractères_5f_Titre_5f_Vocabulaire" loext:num-list-format="Vocabulaire%1% " style:num-prefix="Vocabulaire" style:num-suffix=" 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Titre_5f_Remarque" style:display-name="_Titre_Remarque">
      <text:list-level-style-number text:level="1" text:style-name="_5f_Caractères_5f_Titre_5f_Remarque" loext:num-list-format="Remarque%1% " style:num-prefix="Remarque" style:num-suffix=" 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Titre_5f_Propriété" style:display-name="_Titre_Propriété">
      <text:list-level-style-number text:level="1" text:style-name="_5f_Caractères_5f_Titre_5f_Propriété" loext:num-list-format="Propriété%1% " style:num-prefix="Propriété" style:num-suffix=" 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Titre_5f_Méthode" style:display-name="_Titre_Méthode">
      <text:list-level-style-number text:level="1" text:style-name="_5f_Caractères_5f_Titre_5f_Méthode" loext:num-list-format="Méthode%1% " style:num-prefix="Méthode" style:num-suffix=" 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Titre_5f_Exemple" style:display-name="_Titre_Exemple">
      <text:list-level-style-number text:level="1" text:style-name="_5f_Caractères_5f_Titre_5f_Exemple" loext:num-list-format="Exemple%1% " style:num-prefix="Exemple" style:num-suffix=" 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loext:num-list-format=" %2%.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percentage-style style:name="N115">
      <number:number number:decimal-places="0" number:min-decimal-places="0" number:min-integer-digits="1"/>
      <number:text>%</number:text>
    </number:percentage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INTRO_20_page_20_paire_20__28_G_29_">
      <style:text-properties officeooo:rsid="00e9f365" officeooo:paragraph-rsid="010a2660"/>
    </style:style>
    <style:style style:name="MP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loext:graphic-properties draw:fill="solid" draw:fill-color="#7fb24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style:paragraph-properties fo:text-align="center"/>
      <style:text-properties fo:color="#a7da69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6" style:family="paragraph">
      <loext:graphic-properties draw:fill="solid" draw:fill-color="#ffffff"/>
      <style:paragraph-properties fo:text-align="center" style:writing-mode="lr-tb"/>
      <style:text-properties fo:color="#a7da69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style:paragraph-properties fo:text-align="center"/>
      <style:text-properties fo:color="#44cae0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9" style:family="paragraph">
      <loext:graphic-properties draw:fill="solid" draw:fill-color="#ffffff"/>
      <style:paragraph-properties fo:text-align="center" style:writing-mode="lr-tb"/>
      <style:text-properties fo:color="#44cae0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10" style:family="paragraph" style:parent-style-name="_5f_Header_20_INTRO_20_page_20_paire_20__28_G_29_">
      <style:text-properties officeooo:rsid="00f4b42f" officeooo:paragraph-rsid="00f4b42f"/>
    </style:style>
    <style:style style:name="MP11" style:family="paragraph" style:parent-style-name="_5f_Footer_20_page_20_paire_20__28_G_29_">
      <style:text-properties fo:text-transform="uppercase" fo:color="#b2b2b2" loext:opacity="100%" style:font-name="Bitstream Vera Sans1" fo:font-size="9pt" fo:font-style="normal" fo:font-weight="normal" officeooo:rsid="00da4bc9" officeooo:paragraph-rsid="00da4bc9" fo:background-color="transparent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_5f_Header_20_INTRO_20_page_20_paire_20__28_G_29_">
      <style:text-properties officeooo:rsid="00fe849a" officeooo:paragraph-rsid="00fe849a"/>
    </style:style>
    <style:style style:name="MP1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>
      <style:paragraph-properties fo:text-align="center"/>
      <style:text-properties fo:color="#fe5676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15" style:family="paragraph">
      <loext:graphic-properties draw:fill="solid" draw:fill-color="#ffffff"/>
      <style:paragraph-properties fo:text-align="center" style:writing-mode="lr-tb"/>
      <style:text-properties fo:color="#fe5676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c2fcfb" officeooo:paragraph-rsid="00c2fcfb"/>
    </style:style>
    <style:style style:name="MP18" style:family="paragraph">
      <loext:graphic-properties draw:fill="solid" draw:fill-color="#d7e12c"/>
    </style:style>
    <style:style style:name="MP19" style:family="paragraph">
      <style:paragraph-properties fo:text-align="center"/>
    </style:style>
    <style:style style:name="MP2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c32c3b" officeooo:paragraph-rsid="00c32c3b"/>
    </style:style>
    <style:style style:name="MP23" style:family="paragraph" style:parent-style-name="_5f_Footer_20_page_20_paire_20__28_G_29_">
      <style:text-properties fo:text-transform="uppercase" fo:color="#b2b2b2" loext:opacity="100%" style:font-name="Bitstream Vera Sans1" fo:font-size="9pt" fo:font-style="normal" fo:font-weight="normal" officeooo:rsid="00c2fcfb" officeooo:paragraph-rsid="00c2fcfb" fo:background-color="transparent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Footer_20_page_20_impaire_20__28_D_29_">
      <style:text-properties fo:text-transform="uppercase" fo:color="#b2b2b2" loext:opacity="100%" style:font-name="Bitstream Vera Sans7" fo:font-size="9pt" fo:font-style="normal" fo:font-weight="normal" officeooo:rsid="00c32c3b" officeooo:paragraph-rsid="00c32c3b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25" style:family="paragraph">
      <loext:graphic-properties draw:fill="solid" draw:fill-color="#1ca2b8"/>
    </style:style>
    <style:style style:name="MP26" style:family="paragraph" style:parent-style-name="_5f_Header_20_G_20_page_20_paire_20__28_G_29_">
      <style:paragraph-properties fo:text-align="start" style:justify-single-word="false"/>
    </style:style>
    <style:style style:name="MP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 style:parent-style-name="Footer">
      <style:text-properties officeooo:paragraph-rsid="030c4d7d"/>
    </style:style>
    <style:style style:name="MP30" style:family="paragraph">
      <loext:graphic-properties draw:fill="solid" draw:fill-color="#9d0f89"/>
    </style:style>
    <style:style style:name="MP3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2" style:family="paragraph" style:parent-style-name="Footer">
      <style:text-properties fo:text-transform="uppercase" fo:color="#808080" loext:opacity="100%" style:font-name="Bitstream Vera Sans7" fo:font-size="9pt" officeooo:rsid="00c21f74" officeooo:paragraph-rsid="00c21f74" fo:background-color="transparent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rsid="00178920" officeooo:paragraph-rsid="00178920"/>
    </style:style>
    <style:style style:name="MP35" style:family="paragraph" style:parent-style-name="_5f_Header_20_M_20_page_20_impaire_20__28_D_29_">
      <style:text-properties officeooo:rsid="00c2ea79" officeooo:paragraph-rsid="00c2ea79"/>
    </style:style>
    <style:style style:name="MP36" style:family="paragraph">
      <loext:graphic-properties draw:fill="solid" draw:fill-color="#7fb241"/>
    </style:style>
    <style:style style:name="MP3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Footer">
      <style:text-properties officeooo:rsid="00c2ea79" officeooo:paragraph-rsid="00c2ea79"/>
    </style:style>
    <style:style style:name="MP40" style:family="paragraph" style:parent-style-name="Footer">
      <style:text-properties fo:text-transform="uppercase" fo:color="#808080" loext:opacity="100%" style:font-name="Bitstream Vera Sans7" fo:font-size="9pt" officeooo:rsid="00c2fcfb" officeooo:paragraph-rsid="02ae83b8" fo:background-color="transparent"/>
    </style:style>
    <style:style style:name="MP41" style:family="paragraph" style:parent-style-name="_5f_Header_20_P_20_page_20_paire_20__28_G_29_">
      <style:text-properties officeooo:rsid="00c32c3b" officeooo:paragraph-rsid="00c32c3b"/>
    </style:style>
    <style:style style:name="MP42" style:family="paragraph">
      <loext:graphic-properties draw:fill="solid" draw:fill-color="#d62e4e"/>
    </style:style>
    <style:style style:name="M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0c32c3b" officeooo:paragraph-rsid="00c32c3b" fo:background-color="transparent"/>
    </style:style>
    <style:style style:name="M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0c32c3b" officeooo:paragraph-rsid="00c32c3b" fo:background-color="transparent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7" fo:font-size="9pt" officeooo:rsid="028e15c3" officeooo:paragraph-rsid="028e15c3" fo:background-color="transparent"/>
    </style:style>
    <style:style style:name="MP47" style:family="paragraph" style:parent-style-name="Footer">
      <style:text-properties officeooo:paragraph-rsid="00c384cf"/>
    </style:style>
    <style:style style:name="MP48" style:family="paragraph" style:parent-style-name="_5f_Header_20_N_20_page_20_paire_20__28_G_29_">
      <style:text-properties officeooo:rsid="00c2fcfb" officeooo:paragraph-rsid="00c2fcfb"/>
    </style:style>
    <style:style style:name="MP49" style:family="paragraph" style:parent-style-name="Folio">
      <style:paragraph-properties fo:text-align="end" style:justify-single-word="false"/>
    </style:style>
    <style:style style:name="MP50" style:family="paragraph" style:parent-style-name="_5f_Footer_20_page_20_paire_20__28_G_29_">
      <style:text-properties officeooo:rsid="00c2fcfb" officeooo:paragraph-rsid="00c2fcfb"/>
    </style:style>
    <style:style style:name="MP51" style:family="paragraph" style:parent-style-name="Footer">
      <style:text-properties officeooo:rsid="00c2fcfb" officeooo:paragraph-rsid="00c2fcfb"/>
    </style:style>
    <style:style style:name="MP52" style:family="paragraph" style:parent-style-name="Footer">
      <style:text-properties officeooo:rsid="00c21f74" officeooo:paragraph-rsid="00c21f74"/>
    </style:style>
    <style:style style:name="MP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4" style:family="paragraph" style:parent-style-name="_5f_Header_20_M_20_page_20_impaire_20__28_D_29_">
      <style:text-properties officeooo:paragraph-rsid="02af0d27"/>
    </style:style>
    <style:style style:name="MP55" style:family="paragraph" style:parent-style-name="_5f_Header_20_M_20_page_20_paire_20__28_G_29_">
      <style:text-properties officeooo:rsid="00c2ea79" officeooo:paragraph-rsid="00c2ea79"/>
    </style:style>
    <style:style style:name="MP56" style:family="paragraph" style:parent-style-name="Footer">
      <style:text-properties fo:text-transform="uppercase" fo:color="#808080" loext:opacity="100%" style:font-name="Bitstream Vera Sans7" fo:font-size="9pt" officeooo:rsid="00c2ea79" officeooo:paragraph-rsid="00c2ea79" fo:background-color="transparent"/>
    </style:style>
    <style:style style:name="MP57" style:family="paragraph" style:parent-style-name="_5f_Header_20_INTRO_20_page_20_paire_20__28_G_29_">
      <style:text-properties officeooo:rsid="00dbd804" officeooo:paragraph-rsid="00dbd804"/>
    </style:style>
    <style:style style:name="MP58" style:family="paragraph">
      <style:paragraph-properties fo:text-align="center"/>
      <style:text-properties fo:color="#afb904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59" style:family="paragraph">
      <loext:graphic-properties draw:fill="solid" draw:fill-color="#ffffff"/>
      <style:paragraph-properties fo:text-align="center" style:writing-mode="lr-tb"/>
      <style:text-properties fo:color="#afb904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6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1" style:family="paragraph" style:parent-style-name="_5f_Footer_20_page_20_impaire_20__28_D_29_">
      <style:paragraph-properties fo:text-align="end" style:justify-single-word="false"/>
      <style:text-properties officeooo:paragraph-rsid="01093748"/>
    </style:style>
    <style:style style:name="MP62" style:family="paragraph" style:parent-style-name="_5f_Footer_20_page_20_paire_20__28_G_29_">
      <style:text-properties fo:text-transform="uppercase" fo:color="#b2b2b2" loext:opacity="100%" style:font-name="Bitstream Vera Sans1" fo:font-size="9pt" fo:font-style="normal" fo:font-weight="normal" officeooo:rsid="005ad506" officeooo:paragraph-rsid="005ad506" fo:background-color="transparent" style:font-size-asian="11pt" style:font-style-asian="italic" style:font-weight-asian="bold" style:font-size-complex="11pt" style:font-style-complex="italic" style:font-weight-complex="bold"/>
    </style:style>
    <style:style style:name="MP63" style:family="paragraph" style:parent-style-name="_5f_Footer_20_page_20_impaire_20__28_D_29_">
      <style:text-properties officeooo:paragraph-rsid="01093748"/>
    </style:style>
    <style:style style:name="MP64" style:family="paragraph" style:parent-style-name="_5f_Footer_20_page_20_paire_20__28_G_29_">
      <style:text-properties fo:color="#ffffff" loext:opacity="100%" fo:font-weight="bold" style:font-weight-asian="bold" style:font-weight-complex="bold"/>
    </style:style>
    <style:style style:name="MP65" style:family="paragraph" style:parent-style-name="_5f_Header_20_INTRO_20_page_20_paire_20__28_G_29_">
      <style:text-properties officeooo:rsid="00e9f365" officeooo:paragraph-rsid="00e9f365"/>
    </style:style>
    <style:style style:name="MP66" style:family="paragraph" style:parent-style-name="Footer">
      <style:paragraph-properties fo:text-align="start" style:justify-single-word="false"/>
    </style:style>
    <style:style style:name="MP67" style:family="paragraph" style:parent-style-name="_5f_Header_20_INTRO_20_page_20_paire_20__28_G_29_" style:master-page-name="INTRO_5f_DONNEES_5f_CLR_5f_9d0f89">
      <style:paragraph-properties style:page-number="auto"/>
      <style:text-properties officeooo:rsid="00f677bb" officeooo:paragraph-rsid="00f96e6f"/>
    </style:style>
    <style:style style:name="MP6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9" style:family="paragraph">
      <style:paragraph-properties fo:text-align="center"/>
      <style:text-properties fo:color="#c537b1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70" style:family="paragraph">
      <loext:graphic-properties draw:fill="solid" draw:fill-color="#ffffff"/>
      <style:paragraph-properties fo:text-align="center" style:writing-mode="lr-tb"/>
      <style:text-properties fo:color="#c537b1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T1" style:family="text">
      <style:text-properties fo:color="#a7da69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color="#44cae0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officeooo:rsid="00e9f365"/>
    </style:style>
    <style:style style:name="MT4" style:family="text">
      <style:text-properties fo:color="#fe5676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997b80"/>
    </style:style>
    <style:style style:name="MT7" style:family="text">
      <style:text-properties officeooo:rsid="00c21f74"/>
    </style:style>
    <style:style style:name="MT8" style:family="text">
      <style:text-properties fo:text-transform="uppercase" fo:color="#808080" loext:opacity="100%" style:font-name="Bitstream Vera Sans7" fo:font-size="9pt" officeooo:rsid="00c21f74" fo:background-color="transparent" loext:char-shading-value="0"/>
    </style:style>
    <style:style style:name="MT9" style:family="text">
      <style:text-properties fo:text-transform="uppercase" fo:color="#808080" loext:opacity="100%" style:font-name="Bitstream Vera Sans7" fo:font-size="9pt" officeooo:rsid="030c4d7d" fo:background-color="transparent" loext:char-shading-value="0"/>
    </style:style>
    <style:style style:name="MT10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11" style:family="text">
      <style:text-properties fo:font-variant="small-caps" fo:color="#7fb241" loext:opacity="100%" style:font-name="Bitstream Vera Sans7" fo:font-size="16pt" fo:font-weight="bold"/>
    </style:style>
    <style:style style:name="MT12" style:family="text">
      <style:text-properties fo:text-transform="uppercase" fo:color="#808080" loext:opacity="100%" style:font-name="Bitstream Vera Sans7" fo:font-size="9pt" officeooo:rsid="02768590" fo:background-color="transparent" loext:char-shading-value="0"/>
    </style:style>
    <style:style style:name="MT13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MT14" style:family="text">
      <style:text-properties fo:font-variant="small-caps" fo:color="#1ca2b8" loext:opacity="100%" style:font-name="Bitstream Vera Sans4" fo:font-size="16pt" fo:font-style="normal" fo:text-shadow="none" fo:font-weight="bold" officeooo:rsid="00c21f74"/>
    </style:style>
    <style:style style:name="MT15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0c2fcfb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20" style:family="text">
      <style:text-properties officeooo:rsid="010c4d3a"/>
    </style:style>
    <style:style style:name="MT21" style:family="text">
      <style:text-properties fo:font-size="16pt" officeooo:rsid="00c21f74" style:font-size-asian="16pt" style:font-size-complex="16pt"/>
    </style:style>
    <style:style style:name="MT22" style:family="text">
      <style:text-properties fo:font-size="16pt" style:font-size-asian="16pt" style:font-size-complex="16pt"/>
    </style:style>
    <style:style style:name="MT23" style:family="text">
      <style:text-properties fo:font-variant="small-caps" fo:color="#7fb241" loext:opacity="100%" style:font-name="Bitstream Vera Sans7" fo:font-size="16pt" fo:font-weight="bold" officeooo:rsid="00c2ea79"/>
    </style:style>
    <style:style style:name="MT24" style:family="text">
      <style:text-properties fo:color="#afb904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T25" style:family="text">
      <style:text-properties officeooo:rsid="0059b947"/>
    </style:style>
    <style:style style:name="MT26" style:family="text">
      <style:text-properties fo:color="#c537b1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fo:padding="0.15cm" fo:border="none"/>
    </style:style>
    <style:style style:name="Mgr1" style:family="graphic">
      <style:graphic-properties style:protect="position size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solid" svg:stroke-width="0cm" svg:stroke-color="#d7e12c" draw:marker-start="" draw:marker-start-width="0.199cm" draw:marker-start-center="false" draw:marker-end="" draw:marker-end-width="0.199cm" draw:marker-end-center="false" draw:fill="solid" draw:fill-color="#7fb241" draw:textarea-horizontal-align="justify" draw:textarea-vertical-align="middle" draw:auto-grow-height="false" fo:min-height="29.448cm" fo:min-width="1.08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solid" svg:stroke-width="0cm" svg:stroke-color="#7fb241" draw:marker-start="" draw:marker-start-width="0.199cm" draw:marker-start-center="false" draw:marker-end="" draw:marker-end-width="0.199cm" draw:marker-end-center="false" draw:fill="solid" draw:fill-color="#7fb241" draw:textarea-horizontal-align="justify" draw:textarea-vertical-align="middle" draw:auto-grow-height="false" fo:min-height="3.768cm" fo:min-width="21.4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background"/>
      <style:paragraph-properties style:writing-mode="lr-tb"/>
    </style:style>
    <style:style style:name="Mgr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loext:decorative="false" style:run-through="background"/>
    </style:style>
    <style:style style:name="M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8" style:family="graphic">
      <style:graphic-properties svg:stroke-color="#ffffff" draw:fill="solid" draw:fill-color="#ffffff" draw:textarea-horizontal-align="justify" draw:textarea-vertical-align="middle" draw:auto-grow-height="false" fo:min-height="2.071cm" fo:min-width="2.9cm" draw:shadow="visible" draw:shadow-offset-x="0.101cm" draw:shadow-offset-y="0.101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9" style:family="graphic">
      <style:graphic-properties style:protect="position size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cm" svg:stroke-color="#1ca2b8" draw:marker-start="" draw:marker-start-width="0.199cm" draw:marker-start-center="false" draw:marker-end="" draw:marker-end-width="0.199cm" draw:marker-end-center="false" draw:fill="solid" draw:fill-color="#1ca2b8" draw:textarea-horizontal-align="justify" draw:textarea-vertical-align="middle" draw:auto-grow-height="false" fo:min-height="29.448cm" fo:min-width="1.08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11" style:family="graphic">
      <style:graphic-properties draw:stroke="solid" svg:stroke-width="0cm" svg:stroke-color="#7fb241" draw:marker-start="" draw:marker-start-width="0.199cm" draw:marker-start-center="false" draw:marker-end="" draw:marker-end-width="0.199cm" draw:marker-end-center="false" draw:fill="solid" draw:fill-color="#1ca2b8" draw:textarea-horizontal-align="justify" draw:textarea-vertical-align="middle" draw:auto-grow-height="false" fo:min-height="3.769cm" fo:min-width="21.49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solid" svg:stroke-width="0cm" svg:stroke-color="#9d0f89" draw:marker-start="" draw:marker-start-width="0.199cm" draw:marker-start-center="false" draw:marker-end="" draw:marker-end-width="0.199cm" draw:marker-end-center="false" draw:fill="solid" draw:fill-color="#d62e4e" draw:textarea-horizontal-align="justify" draw:textarea-vertical-align="middle" draw:auto-grow-height="false" fo:min-height="29.448cm" fo:min-width="1.08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solid" svg:stroke-width="0cm" svg:stroke-color="#9d0f89" draw:marker-start="" draw:marker-start-width="0.199cm" draw:marker-start-center="false" draw:marker-end="" draw:marker-end-width="0.199cm" draw:marker-end-center="false" draw:fill="solid" draw:fill-color="#d62e4e" draw:textarea-horizontal-align="justify" draw:textarea-vertical-align="middle" draw:auto-grow-height="false" fo:min-height="3.769cm" fo:min-width="21.49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1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30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2" style:family="graphic">
      <style:graphic-properties draw:stroke="none" svg:stroke-color="#000000" draw:fill="none" draw:fill-color="#ffffff" fo:min-height="0.6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4" style:family="graphic">
      <style:graphic-properties draw:stroke="solid" svg:stroke-width="0cm" svg:stroke-color="#d7e12c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29.45cm" fo:min-width="1.0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35" style:family="graphic">
      <style:graphic-properties draw:stroke="solid" svg:stroke-width="0cm" svg:stroke-color="#d7e12c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3.768cm" fo:min-width="21.37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36" style:family="graphic">
      <style:graphic-properties loext:decorative="false" style:run-through="background" style:wrap="run-through" style:number-wrapped-paragraphs="no-limit" style:vertical-pos="from-top" style:vertical-rel="paragraph" style:horizontal-pos="from-inside" style:horizontal-rel="paragraph" draw:wrap-influence-on-position="once-concurrent" loext:allow-overlap="true" style:flow-with-text="false"/>
    </style:style>
    <style:style style:name="Mgr37" style:family="graphic">
      <style:graphic-properties draw:stroke="solid" svg:stroke-width="0cm" svg:stroke-color="#9d0f89" draw:marker-start="" draw:marker-start-width="0.199cm" draw:marker-start-center="false" draw:marker-end="" draw:marker-end-width="0.199cm" draw:marker-end-center="false" draw:fill="solid" draw:fill-color="#9d0f89" draw:textarea-horizontal-align="justify" draw:textarea-vertical-align="middle" draw:auto-grow-height="false" fo:min-height="29.448cm" fo:min-width="1.08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style style:name="Mgr38" style:family="graphic">
      <style:graphic-properties draw:stroke="solid" svg:stroke-width="0cm" svg:stroke-color="#9d0f89" draw:marker-start="" draw:marker-start-width="0.199cm" draw:marker-start-center="false" draw:marker-end="" draw:marker-end-width="0.199cm" draw:marker-end-center="false" draw:fill="solid" draw:fill-color="#9d0f89" draw:textarea-horizontal-align="justify" draw:textarea-vertical-align="middle" draw:auto-grow-height="false" fo:min-height="3.769cm" fo:min-width="21.49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1.3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99cm" fo:margin-left="0cm" fo:margin-right="0cm" fo:margin-bottom="1.6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e6e905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tru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d7e12c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1.3cm" fo:background-color="transparent" style:dynamic-spacing="true" draw:fill="none" draw:fill-color="#d7e12c" draw:opacity="100%"/>
      </style:header-style>
      <style:footer-style>
        <style:header-footer-properties fo:min-height="1cm" fo:margin-left="0cm" fo:margin-right="0cm" fo:margin-top="0.7cm" fo:background-color="transparent" style:dynamic-spacing="true" draw:fill="none" draw:fill-color="#729fcf"/>
      </style:footer-style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1.3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d7e12c" draw:opacity="100%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45" draw:name="Sesamath_Cahier_Cadre_Page_Mesure 3" draw:style-name="Mgr1"><draw:g draw:style-name="Mgr2"><draw:g draw:style-name="Mgr2"><draw:g draw:style-name="Mgr2"><draw:g draw:style-name="Mgr2"><draw:custom-shape draw:name="Shape 23" draw:style-name="Mgr3" draw:text-style-name="MP2" svg:width="1.59cm" svg:height="29.699cm" svg:x="-1.499cm" svg:y="-1cm"><text:p/><draw:enhanced-geometry svg:viewBox="0 0 21600 21600" draw:type="rectangle" draw:enhanced-path="M 0 0 L 21600 0 21600 21600 0 21600 0 0 Z N"/></draw:custom-shape><draw:custom-shape draw:name="Shape 24" draw:style-name="Mgr4" draw:text-style-name="MP3" svg:width="21.998cm" svg:height="4.019cm" svg:x="-1.423cm" svg:y="-0.972cm"><text:p/><draw:enhanced-geometry svg:viewBox="0 0 21600 21600" draw:mirror-vertical="false" draw:type="rectangle" draw:enhanced-path="M 0 0 L 21600 0 21600 21600 0 21600 0 0 Z N"/></draw:custom-shape></draw:g><draw:polygon draw:name="Polygon 5 corners 78" draw:style-name="Mgr5" draw:text-style-name="MP4" svg:width="2.398cm" svg:height="0.226cm" draw:transform="rotate (0.75712382951514) translate (-1.63327345172944cm 28.2876279603765cm)" svg:viewBox="0 0 2399 227" draw:points="170,48 2399,0 2241,168 0,227"><text:p/></draw:polygon><draw:polygon draw:name="Polygon 5 corners 79" draw:style-name="Mgr5" draw:text-style-name="MP4" svg:width="1.455cm" svg:height="0.69cm" draw:transform="skewX (-0.00174532925199442) rotate (0.75712382951514) translate (-0.914324854208309cm 28.6843075416011cm)" svg:viewBox="0 0 1456 691" draw:points="0,5 1456,0 1213,175 725,691"><text:p/></draw:polygon><draw:polygon draw:name="Polygon 5 corners 80" draw:style-name="Mgr5" draw:text-style-name="MP4" svg:width="1.69cm" svg:height="0.193cm" draw:transform="skewX (-0.00296705972839047) rotate (0.755029434412747) translate (-1.61344484491694cm 0.0962155015257545cm)" svg:viewBox="0 0 1691 194" draw:points="134,52 1542,0 1691,140 0,194"><text:p/></draw:polygon><draw:polygon draw:name="Polygon 5 corners 81" draw:style-name="Mgr5" draw:text-style-name="MP4" svg:width="1.035cm" svg:height="0.537cm" draw:transform="skewX (0.00471238898038468) rotate (0.759567290467932) translate (-1.85511264266052cm -0.620732629932456cm)" svg:viewBox="0 0 1036 538" draw:points="508,0 848,322 1036,499 0,538"><text:p/></draw:polygon><draw:polygon draw:name="Polygon 5 corners 82" draw:style-name="Mgr5" draw:text-style-name="MP4" svg:width="2.923cm" svg:height="0.336cm" draw:transform="skewX (0.00174532925199443) rotate (0.757298362440339) translate (-1.7011362903134cm 0.816265796136008cm)" svg:viewBox="0 0 2924 337" draw:points="270,51 2624,0 2924,283 0,337"><text:p/></draw:polygon><draw:polygon draw:name="Polygon 5 corners 83" draw:style-name="Mgr5" draw:text-style-name="MP4" svg:width="4.055cm" svg:height="1.969cm" draw:transform="skewX (0.000872664625997265) rotate (0.757298362440339) translate (-2.84045939999697cm 20.1890314862525cm)" svg:viewBox="0 0 4056 1970" draw:points="1873,0 4056,1 2193,1970 0,1961"><text:p/></draw:polygon></draw:g><draw:g draw:name="DrawObject 11" draw:style-name="Mgr6"><draw:polygon draw:name="Polygon 4 corners 12" draw:style-name="Mgr7" draw:text-style-name="MP4" svg:width="17.497cm" svg:height="0.362cm" svg:x="3.119cm" svg:y="2.164cm" svg:viewBox="0 0 17498 363" draw:points="362,0 17498,0 17498,333 0,363"><text:p/></draw:polygon><draw:polygon draw:name="Polygon 6 corners 12" draw:style-name="Mgr7" draw:text-style-name="MP4" svg:width="17.885cm" svg:height="0.126cm" draw:transform="rotate (-0.00174532925199447) translate (2.73129148229992cm 2.76314292017059cm)" svg:viewBox="0 0 17886 127" draw:points="125,0 17886,1 17886,119 0,127"><text:p/></draw:polygon></draw:g></draw:g><draw:polygon draw:name="Polygon 5 corners 84" draw:style-name="Mgr5" draw:text-style-name="MP4" svg:width="3.052cm" svg:height="0.923cm" draw:transform="skewX (-0.000698131700797782) rotate (0.755727566113545) translate (-2.10594321762324cm 26.4162533368917cm)" svg:viewBox="0 0 3053 924" draw:points="870,3 3053,0 2238,874 0,924"><text:p/></draw:polygon></draw:g></draw:g><draw:g text:anchor-type="char" draw:z-index="46" draw:name="Sesamath_Cahier_Cadre_Page_Mesure 4" draw:style-name="Mgr1"><draw:g draw:style-name="Mgr2"><draw:g draw:style-name="Mgr2"><draw:g draw:style-name="Mgr2"><draw:g draw:style-name="Mgr2"><draw:custom-shape draw:name="Shape 25" draw:style-name="Mgr3" draw:text-style-name="MP2" svg:width="1.59cm" svg:height="29.699cm" svg:x="-1.499cm" svg:y="-1cm"><text:p/><draw:enhanced-geometry svg:viewBox="0 0 21600 21600" draw:type="rectangle" draw:enhanced-path="M 0 0 L 21600 0 21600 21600 0 21600 0 0 Z N"/></draw:custom-shape><draw:custom-shape draw:name="Shape 26" draw:style-name="Mgr4" draw:text-style-name="MP3" svg:width="21.998cm" svg:height="4.019cm" svg:x="-1.423cm" svg:y="-0.972cm"><text:p/><draw:enhanced-geometry svg:viewBox="0 0 21600 21600" draw:mirror-vertical="false" draw:type="rectangle" draw:enhanced-path="M 0 0 L 21600 0 21600 21600 0 21600 0 0 Z N"/></draw:custom-shape></draw:g><draw:polygon draw:name="Polygon 5 corners 85" draw:style-name="Mgr5" draw:text-style-name="MP4" svg:width="2.398cm" svg:height="0.226cm" draw:transform="rotate (0.75712382951514) translate (-1.63327345172944cm 28.2876279603765cm)" svg:viewBox="0 0 2399 227" draw:points="170,48 2399,0 2241,168 0,227"><text:p/></draw:polygon><draw:polygon draw:name="Polygon 5 corners 86" draw:style-name="Mgr5" draw:text-style-name="MP4" svg:width="1.455cm" svg:height="0.69cm" draw:transform="skewX (-0.00174532925199442) rotate (0.75712382951514) translate (-0.914324854208309cm 28.6843075416011cm)" svg:viewBox="0 0 1456 691" draw:points="0,5 1456,0 1213,175 725,691"><text:p/></draw:polygon><draw:polygon draw:name="Polygon 5 corners 87" draw:style-name="Mgr5" draw:text-style-name="MP4" svg:width="1.69cm" svg:height="0.193cm" draw:transform="skewX (-0.00296705972839047) rotate (0.755029434412747) translate (-1.61344484491694cm 0.0962155015257545cm)" svg:viewBox="0 0 1691 194" draw:points="134,52 1542,0 1691,140 0,194"><text:p/></draw:polygon><draw:polygon draw:name="Polygon 5 corners 88" draw:style-name="Mgr5" draw:text-style-name="MP4" svg:width="1.035cm" svg:height="0.537cm" draw:transform="skewX (0.00471238898038468) rotate (0.759567290467932) translate (-1.85511264266052cm -0.620732629932456cm)" svg:viewBox="0 0 1036 538" draw:points="508,0 848,322 1036,499 0,538"><text:p/></draw:polygon><draw:polygon draw:name="Polygon 5 corners 89" draw:style-name="Mgr5" draw:text-style-name="MP4" svg:width="2.923cm" svg:height="0.336cm" draw:transform="skewX (0.00174532925199443) rotate (0.757298362440339) translate (-1.7011362903134cm 0.816265796136008cm)" svg:viewBox="0 0 2924 337" draw:points="270,51 2624,0 2924,283 0,337"><text:p/></draw:polygon><draw:polygon draw:name="Polygon 5 corners 90" draw:style-name="Mgr5" draw:text-style-name="MP4" svg:width="4.055cm" svg:height="1.969cm" draw:transform="skewX (0.000872664625997265) rotate (0.757298362440339) translate (-2.84045939999697cm 20.1890314862525cm)" svg:viewBox="0 0 4056 1970" draw:points="1873,0 4056,1 2193,1970 0,1961"><text:p/></draw:polygon></draw:g><draw:g draw:name="DrawObject 12" draw:style-name="Mgr6"><draw:polygon draw:name="Polygon 4 corners 13" draw:style-name="Mgr7" draw:text-style-name="MP4" svg:width="17.497cm" svg:height="0.362cm" svg:x="3.119cm" svg:y="2.164cm" svg:viewBox="0 0 17498 363" draw:points="362,0 17498,0 17498,333 0,363"><text:p/></draw:polygon><draw:polygon draw:name="Polygon 6 corners 13" draw:style-name="Mgr7" draw:text-style-name="MP4" svg:width="17.885cm" svg:height="0.126cm" draw:transform="rotate (-0.00174532925199447) translate (2.73129148229992cm 2.76314292017059cm)" svg:viewBox="0 0 17886 127" draw:points="125,0 17886,1 17886,119 0,127"><text:p/></draw:polygon></draw:g></draw:g><draw:polygon draw:name="Polygon 5 corners 91" draw:style-name="Mgr5" draw:text-style-name="MP4" svg:width="3.052cm" svg:height="0.923cm" draw:transform="skewX (-0.000698131700797782) rotate (0.755727566113545) translate (-2.10594321762324cm 26.4162533368917cm)" svg:viewBox="0 0 3053 924" draw:points="870,3 3053,0 2238,874 0,924"><text:p/></draw:polygon></draw:g></draw:g><draw:custom-shape text:anchor-type="char" draw:z-index="73" draw:name="Sesamath_Cahier_Carre_droit_Mesure 2" draw:style-name="Mgr8" draw:text-style-name="MP6" svg:width="3.462cm" svg:height="2.47cm" svg:x="16.949cm" svg:y="-0.921cm"><text:p text:style-name="MP5"><text:span text:style-name="MT1">M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A compléter</text:p>
      </style:header>
    </style:master-page>
    <style:master-page style:name="INTRO_5f_GEOMETRIE_5f_CLR_5f_1ca2b8" style:display-name="INTRO_GEOMETRIE_CLR_1ca2b8" style:page-layout-name="Mpm2" draw:style-name="Mdp2">
      <style:header>
        <text:p text:style-name="_5f_Header_20_INTRO_20_page_20_paire_20__28_G_29_"><draw:g text:anchor-type="paragraph" draw:z-index="26" draw:name="Sesamath_Cahier_Cadre_Page_Geometrie" draw:style-name="Mgr9"><draw:g draw:style-name="Mgr2"><draw:g draw:style-name="Mgr2"><draw:g draw:style-name="Mgr2"><draw:g draw:style-name="Mgr2"><draw:g draw:style-name="Mgr2"><draw:g draw:style-name="Mgr2"><draw:custom-shape draw:name="Shape 2" draw:style-name="Mgr10" draw:text-style-name="MP7" svg:width="1.59cm" svg:height="29.699cm" svg:x="-1.499cm" svg:y="-1cm"><text:p/><draw:enhanced-geometry svg:viewBox="0 0 21600 21600" draw:type="rectangle" draw:enhanced-path="M 0 0 L 21600 0 21600 21600 0 21600 0 0 Z N"/></draw:custom-shape><draw:custom-shape draw:name="Shape 5" draw:style-name="Mgr11" draw:text-style-name="MP7" svg:width="22cm" svg:height="4.021cm" svg:x="-1.346cm" svg:y="-1cm"><text:p/><draw:enhanced-geometry svg:viewBox="0 0 21600 21600" draw:mirror-vertical="false" draw:type="rectangle" draw:enhanced-path="M 0 0 L 21600 0 21600 21600 0 21600 0 0 Z N"/></draw:custom-shape></draw:g></draw:g></draw:g><draw:polygon draw:name="Polygon 5 corners 15" draw:style-name="Mgr5" draw:text-style-name="MP4" svg:width="2.398cm" svg:height="0.226cm" draw:transform="rotate (0.75712382951514) translate (-1.61171789617377cm 28.2882668492653cm)" svg:viewBox="0 0 2399 227" draw:points="170,48 2399,0 2241,168 0,227"><text:p/></draw:polygon><draw:polygon draw:name="Polygon 5 corners 16" draw:style-name="Mgr5" draw:text-style-name="MP4" svg:width="1.455cm" svg:height="0.69cm" draw:transform="skewX (-0.00174532925199443) rotate (0.75712382951514) translate (-0.89176929865267cm 28.6839464304898cm)" svg:viewBox="0 0 1456 691" draw:points="0,5 1456,0 1213,175 725,691"><text:p/></draw:polygon><draw:polygon draw:name="Polygon 5 corners 17" draw:style-name="Mgr5" draw:text-style-name="MP4" svg:width="1.69cm" svg:height="0.191cm" draw:transform="skewX (-0.00296705972839038) rotate (0.756076631963944) translate (-1.58892561282917cm 0.100165260052732cm)" svg:viewBox="0 0 1691 192" draw:points="134,50 1542,0 1691,140 0,192"><text:p/></draw:polygon><draw:polygon draw:name="Polygon 5 corners 18" draw:style-name="Mgr5" draw:text-style-name="MP4" svg:width="1.035cm" svg:height="0.537cm" draw:transform="skewX (0.00471238898038468) rotate (0.759567290467932) translate (-1.83255708710505cm -0.62009374104353cm)" svg:viewBox="0 0 1036 538" draw:points="508,0 848,322 1036,499 0,538"><text:p/></draw:polygon><draw:polygon draw:name="Polygon 5 corners 19" draw:style-name="Mgr5" draw:text-style-name="MP4" svg:width="2.923cm" svg:height="0.337cm" draw:transform="skewX (0.000872664625997245) rotate (0.756774763664741) translate (-1.68060856203822cm 0.815985665939716cm)" svg:viewBox="0 0 2924 338" draw:points="270,52 2624,0 2924,283 0,338"><text:p/></draw:polygon><draw:polygon draw:name="Polygon 5 corners 20" draw:style-name="Mgr5" draw:text-style-name="MP4" svg:width="4.055cm" svg:height="1.969cm" draw:transform="skewX (0.000872664625997149) rotate (0.75729836244034) translate (-2.81890384444147cm 20.1896703751413cm)" svg:viewBox="0 0 4056 1970" draw:points="1873,0 4056,1 2193,1970 0,1961"><text:p/></draw:polygon></draw:g><draw:g draw:name="DrawObject 4" draw:style-name="Mgr6"><draw:polygon draw:name="Polygon 4 corners 3" draw:style-name="Mgr7" draw:text-style-name="MP4" svg:width="17.497cm" svg:height="0.362cm" svg:x="3.14cm" svg:y="2.164cm" svg:viewBox="0 0 17498 363" draw:points="362,0 17498,0 17498,333 0,363"><text:p/></draw:polygon><draw:polygon draw:name="Polygon 6 corners 3" draw:style-name="Mgr7" draw:text-style-name="MP4" svg:width="17.885cm" svg:height="0.126cm" draw:transform="rotate (-0.00174532925199447) translate (2.7568470378555cm 2.76378180905944cm)" svg:viewBox="0 0 17886 127" draw:points="125,0 17886,1 17886,119 0,127"><text:p/></draw:polygon></draw:g></draw:g><draw:polygon draw:name="Polygon 5 corners 21" draw:style-name="Mgr5" draw:text-style-name="MP4" svg:width="3.051cm" svg:height="0.921cm" draw:transform="skewX (0.000698131700797806) rotate (0.756425697814342) translate (-2.08145668604168cm 26.4180006043665cm)" svg:viewBox="0 0 3052 922" draw:points="869,1 3052,0 2238,873 0,922"><text:p/></draw:polygon></draw:g></draw:g><draw:custom-shape text:anchor-type="char" draw:z-index="52" draw:name="Sesamath_Cahier_Carre_droit_Geometrie" draw:style-name="Mgr8" draw:text-style-name="MP9" svg:width="3.462cm" svg:height="2.47cm" svg:x="16.949cm" svg:y="-0.986cm"><text:p text:style-name="MP8"><text:span text:style-name="MT2">G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MT3">A compléter</text:span><draw:frame draw:style-name="Mfr1" draw:name="Sesamath_Cahier_Geometrie" text:anchor-type="char" svg:x="12.94cm" svg:y="0.026cm" svg:width="7.558cm" svg:height="10.089cm" draw:z-index="0"><draw:image xlink:href="Pictures/10000001000005FE00000800A4718414.png" xlink:type="simple" xlink:show="embed" xlink:actuate="onLoad" draw:mime-type="image/png"/></draw:frame></text:p>
      </style:header>
      <style:header-left>
        <text:p text:style-name="MP10"/>
      </style:header-left>
      <style:footer>
        <text:h text:style-name="_5f_Footer_20_page_20_impaire_20__28_D_29_" text:outline-level="1"><draw:frame draw:style-name="Mfr2" draw:name="Frame3" text:anchor-type="paragraph" svg:x="11.531cm" svg:y="-0.056cm" draw:z-index="0"><draw:text-box fo:min-height="0.499cm" fo:min-width="6.673cm"><text:h text:style-name="MP11" text:outline-level="1">A Compléter</text:h></draw:text-box></draw:frame><text:bookmark-start text:name="PageNumWizard_FOOTER_INTRO_GEOMETRIE_CLR_1ca2b85"/><text:page-number text:select-page="current">0</text:page-number><text:bookmark-end text:name="PageNumWizard_FOOTER_INTRO_GEOMETRIE_CLR_1ca2b85"/></text:h>
      </style:footer>
      <style:footer-left>
        <text:p text:style-name="Footer"/>
      </style:footer-left>
    </style:master-page>
    <style:master-page style:name="INTRO_5f_PROBLEMES_5f_CLR_5f_d62e4e" style:display-name="INTRO_PROBLEMES_CLR_d62e4e" style:page-layout-name="Mpm3" draw:style-name="Mdp2">
      <style:header>
        <text:p text:style-name="MP12"><draw:g text:anchor-type="paragraph" draw:z-index="24" draw:name="Group object 1" draw:style-name="Mgr9"><draw:g draw:style-name="Mgr2"><draw:g draw:style-name="Mgr2"><draw:g draw:style-name="Mgr2"><draw:g draw:style-name="Mgr2"><draw:g draw:style-name="Mgr2"><draw:g draw:style-name="Mgr2"><draw:custom-shape draw:name="Shape 11" draw:style-name="Mgr12" draw:text-style-name="MP13" svg:width="1.59cm" svg:height="29.699cm" svg:x="-1.499cm" svg:y="-1cm"><text:p/><draw:enhanced-geometry svg:viewBox="0 0 21600 21600" draw:type="rectangle" draw:enhanced-path="M 0 0 L 21600 0 21600 21600 0 21600 0 0 Z N"/></draw:custom-shape><draw:custom-shape draw:name="Shape 12" draw:style-name="Mgr13" draw:text-style-name="MP13" svg:width="22cm" svg:height="4.021cm" svg:x="-1.346cm" svg:y="-1cm"><text:p/><draw:enhanced-geometry svg:viewBox="0 0 21600 21600" draw:mirror-vertical="false" draw:type="rectangle" draw:enhanced-path="M 0 0 L 21600 0 21600 21600 0 21600 0 0 Z N"/></draw:custom-shape></draw:g></draw:g></draw:g><draw:polygon draw:name="Polygon 5 corners 36" draw:style-name="Mgr5" draw:text-style-name="MP4" svg:width="2.398cm" svg:height="0.226cm" draw:transform="rotate (0.75712382951514) translate (-1.61238456284064cm 28.2878779603766cm)" svg:viewBox="0 0 2399 227" draw:points="170,48 2399,0 2241,168 0,227"><text:p/></draw:polygon><draw:polygon draw:name="Polygon 5 corners 37" draw:style-name="Mgr5" draw:text-style-name="MP4" svg:width="1.455cm" svg:height="0.69cm" draw:transform="skewX (-0.00174532925199442) rotate (0.75712382951514) translate (-0.892435965319359cm 28.6835575416011cm)" svg:viewBox="0 0 1456 691" draw:points="0,5 1456,0 1213,175 725,691"><text:p/></draw:polygon><draw:polygon draw:name="Polygon 5 corners 38" draw:style-name="Mgr5" draw:text-style-name="MP4" svg:width="1.69cm" svg:height="0.191cm" draw:transform="skewX (-0.00296705972839037) rotate (0.756076631963944) translate (-1.58959227949601cm 0.0977763711638601cm)" svg:viewBox="0 0 1691 192" draw:points="134,50 1542,0 1691,140 0,192"><text:p/></draw:polygon><draw:polygon draw:name="Polygon 5 corners 39" draw:style-name="Mgr5" draw:text-style-name="MP4" svg:width="1.035cm" svg:height="0.537cm" draw:transform="skewX (0.00471238898038468) rotate (0.759567290467932) translate (-1.83322375377146cm -0.620482629932382cm)" svg:viewBox="0 0 1036 538" draw:points="508,0 848,322 1036,499 0,538"><text:p/></draw:polygon><draw:polygon draw:name="Polygon 5 corners 40" draw:style-name="Mgr5" draw:text-style-name="MP4" svg:width="2.923cm" svg:height="0.337cm" draw:transform="skewX (0.000872664625997245) rotate (0.756774763664741) translate (-1.68127522870495cm 0.815596777050941cm)" svg:viewBox="0 0 2924 338" draw:points="270,52 2624,0 2924,283 0,338"><text:p/></draw:polygon><draw:polygon draw:name="Polygon 5 corners 41" draw:style-name="Mgr5" draw:text-style-name="MP4" svg:width="4.055cm" svg:height="1.969cm" draw:transform="skewX (0.00087266462599715) rotate (0.75729836244034) translate (-2.8195705111079cm 20.1872814862525cm)" svg:viewBox="0 0 4056 1970" draw:points="1873,0 4056,1 2193,1970 0,1961"><text:p/></draw:polygon></draw:g><draw:g draw:name="DrawObject 5" draw:style-name="Mgr6"><draw:polygon draw:name="Polygon 4 corners 6" draw:style-name="Mgr7" draw:text-style-name="MP4" svg:width="17.497cm" svg:height="0.362cm" svg:x="3.14cm" svg:y="2.162cm" svg:viewBox="0 0 17498 363" draw:points="362,0 17498,0 17498,333 0,363"><text:p/></draw:polygon><draw:polygon draw:name="Polygon 6 corners 6" draw:style-name="Mgr7" draw:text-style-name="MP4" svg:width="17.885cm" svg:height="0.126cm" draw:transform="rotate (-0.00174532925199447) translate (2.75218037118884cm 2.76339292017056cm)" svg:viewBox="0 0 17886 127" draw:points="125,0 17886,1 17886,119 0,127"><text:p/></draw:polygon></draw:g></draw:g><draw:polygon draw:name="Polygon 5 corners 42" draw:style-name="Mgr5" draw:text-style-name="MP4" svg:width="3.051cm" svg:height="0.921cm" draw:transform="skewX (0.000698131700797639) rotate (0.756425697814342) translate (-2.08212335270841cm 26.4176117154776cm)" svg:viewBox="0 0 3052 922" draw:points="869,1 3052,0 2238,873 0,922"><text:p/></draw:polygon></draw:g></draw:g>A compléter<draw:frame draw:style-name="Mfr1" draw:name="Sesamath_Cahier_Donnees Copy 1" text:anchor-type="char" svg:x="12.439cm" svg:y="0.707cm" svg:width="7.558cm" svg:height="10.089cm" draw:z-index="0"><draw:image xlink:href="Pictures/10000001000005FE00000800A4718414.png" xlink:type="simple" xlink:show="embed" xlink:actuate="onLoad" draw:mime-type="image/png"/></draw:frame><draw:custom-shape text:anchor-type="char" draw:z-index="128" draw:name="Sesamath_Cahier_Carre_droit_Geometrie 2" draw:style-name="Mgr8" draw:text-style-name="MP15" svg:width="3.462cm" svg:height="2.47cm" svg:x="16.891cm" svg:y="-5.018cm"><text:p text:style-name="MP14"><text:span text:style-name="MT4">D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/style:header>
      <style:header-left>
        <text:p text:style-name="Header_20_left"/>
      </style:header-left>
      <style:footer>
        <text:h text:style-name="_5f_Footer_20_page_20_impaire_20__28_D_29_" text:outline-level="1"><draw:g text:anchor-type="paragraph" draw:z-index="25" draw:name="Sesamath_Cahier_NUMERIQUE_2C_Num_Page_Fond_page_impaire 6" draw:style-name="Mgr14"><draw:path draw:style-name="Mgr15" draw:text-style-name="MP16" svg:width="0.855cm" svg:height="1.172cm" svg:x="18.512cm" svg:y="24.466cm" svg:viewBox="0 0 856 1173" svg:d="M856 1173h-856v-991c0-100 79-182 175-182h505c97 0 176 82 176 182z"><text:p/></draw:path></draw:g><draw:frame draw:style-name="Mfr2" draw:name="Frame6" text:anchor-type="paragraph" svg:x="10.837cm" svg:y="-0.095cm" draw:z-index="0"><draw:text-box fo:min-height="0.499cm" fo:min-width="6.673cm"><text:h text:style-name="MP11" text:outline-level="1">A Compléter</text:h></draw:text-box></draw:frame><text:bookmark-start text:name="PageNumWizard_FOOTER_INTRO_PROBLEMES_CLR_d62e4e9"/><text:page-number text:select-page="current">0</text:page-number><text:bookmark-end text:name="PageNumWizard_FOOTER_INTRO_PROBLEMES_CLR_d62e4e9"/></text:h>
      </style:footer>
      <style:footer-left>
        <text:p text:style-name="Footer"/>
      </style:footer-left>
    </style:master-page>
    <style:master-page style:name="HTML" style:page-layout-name="Mpm4" draw:style-name="Mdp2"/>
    <style:master-page style:name="Landscape" style:page-layout-name="Mpm5" draw:style-name="Mdp2"/>
    <style:master-page style:name="First_20_Page" style:display-name="First Page" style:page-layout-name="Mpm6" draw:style-name="Mdp2" style:next-style-name="Standard"/>
    <style:master-page style:name="Left_20_Page" style:display-name="Left Page" style:page-layout-name="Mpm7" draw:style-name="Mdp2" style:next-style-name="Right_20_Page"/>
    <style:master-page style:name="Right_20_Page" style:display-name="Right Page" style:page-layout-name="Mpm8" draw:style-name="Mdp2"/>
    <style:master-page style:name="Envelope" style:page-layout-name="Mpm9" draw:style-name="Mdp2"/>
    <style:master-page style:name="Index" style:page-layout-name="Mpm6" draw:style-name="Mdp2"/>
    <style:master-page style:name="Footnote" style:page-layout-name="Mpm10" draw:style-name="Mdp2"/>
    <style:master-page style:name="Endnote" style:page-layout-name="Mpm11" draw:style-name="Mdp2"/>
    <style:master-page style:name="SERIE_5f_NUMERIQUE_5f_CLR_5f_d7e12c_5f_2COL" style:display-name="SERIE_NUMERIQUE_CLR_d7e12c_2COL" style:page-layout-name="Mpm12" draw:style-name="Mdp1">
      <style:header>
        <text:p text:style-name="MP17"><draw:path text:anchor-type="paragraph" draw:z-index="47" draw:name="Sesamath_Cahier_NUMERIQUE_2C_Num_Serie_Fond_page_impaire" draw:style-name="Mgr16" draw:text-style-name="MP18" svg:width="4.329cm" svg:height="2.24cm" svg:x="-1.499cm" svg:y="-1cm" svg:viewBox="0 0 4330 2241" svg:d="M0 2241l3984-288c209-15 363-168 345-342l-170-1611h-4159z"><text:p/></draw:path><draw:line text:anchor-type="paragraph" draw:z-index="74" draw:name="Sesamath_Cahier_NUMERIQUE_2C_Trait_Entete_page_impaire" draw:style-name="Mgr17" draw:text-style-name="MP19" svg:x1="13.526cm" svg:y1="0.388cm" svg:x2="20.497cm" svg:y2="0.36cm"><text:p/></draw:line><draw:frame text:anchor-type="paragraph" draw:z-index="75" draw:name="Sesamath_Cahier_NUMERIQUE_2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1</text:span></text:p></draw:text-box></draw:frame><draw:g text:anchor-type="paragraph" draw:z-index="48" draw:name="Sesamath_Cahier_NUMERIQUE_2C_Num_Page_Fond_page_impaire" draw:style-name="Mgr14"><draw:path draw:style-name="Mgr19" draw:text-style-name="MP21" svg:width="0.855cm" svg:height="1.172cm" svg:x="18.459cm" svg:y="27.525cm" svg:viewBox="0 0 856 1173" svg:d="M856 1173h-856v-991c0-100 79-182 175-182h505c97 0 176 82 176 182z"><text:p/></draw:path></draw:g><text:span text:style-name="MT6">E</text:span>ntiers et décimaux : Numération</text:p>
      </style:header>
      <style:header-left>
        <text:p text:style-name="MP22"><draw:path text:anchor-type="paragraph" draw:z-index="49" draw:name="Sesamath_Cahier_NUMERIQUE_2C_Num_Serie_Fond_page_paire" draw:style-name="Mgr16" draw:text-style-name="MP18" svg:width="4.329cm" svg:height="2.24cm" svg:x="-1.499cm" svg:y="-1cm" svg:viewBox="0 0 4330 2241" svg:d="M0 2241l3984-288c209-15 363-168 345-342l-170-1611h-4159z"><text:p/></draw:path><draw:frame text:anchor-type="paragraph" draw:z-index="76" draw:name="Sesamath_Cahier_NUMERIQUE_2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1</text:span></text:p></draw:text-box></draw:frame><draw:line text:anchor-type="paragraph" draw:z-index="77" draw:name="Sesamath_Cahier_NUMERIQUE_2C_Trait_Entete_page_paire" draw:style-name="Mgr17" draw:text-style-name="MP19" svg:x1="13.619cm" svg:y1="0.388cm" svg:x2="20.496cm" svg:y2="0.36cm"><text:p/></draw:line><text:span text:style-name="MT6">E</text:span>ntiers et décimaux : Numération</text:p>
      </style:header-left>
      <style:footer>
        <text:h text:style-name="_5f_Footer_20_page_20_impaire_20__28_D_29_" text:outline-level="1"><draw:frame draw:style-name="Mfr2" draw:name="Sesamath_Cahier_NUMERIQUE_2C_Num_Page_Titre_page_impaire" text:anchor-type="paragraph" svg:x="11.531cm" svg:y="-0.056cm" draw:z-index="0"><draw:text-box fo:min-height="0.499cm" fo:min-width="6.673cm"><text:h text:style-name="MP23" text:outline-level="1"><text:span text:style-name="MT6">E</text:span>ntiers et décimaux : Numération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2" draw:name="Sesamath_Cahier_NUMERIQUE_2C_Num_Page_Titre_page_paire" text:anchor-type="paragraph" svg:x="0.788cm" svg:y="-0.053cm" draw:z-index="0"><draw:text-box fo:min-height="0.499cm" fo:min-width="6.593cm"><text:h text:style-name="MP24" text:outline-level="1"><text:span text:style-name="MT6">E</text:span>ntiers et décimaux : Numération</text:h></draw:text-box></draw:frame><draw:g text:anchor-type="paragraph" draw:z-index="21" draw:name="Sesamath_Cahier_NUMERIQUE_2C_Num_Page_Fond_page_paire" draw:style-name="Mgr14"><draw:path draw:style-name="Mgr19" draw:text-style-name="MP21" svg:width="0.855cm" svg:height="1.172cm" svg:x="-0.184cm" svg:y="27.525cm" svg:viewBox="0 0 856 1173" svg:d="M856 1173h-856v-991c0-100 79-182 175-182h505c97 0 176 82 176 182z"><text:p/></draw:path></draw:g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2" draw:style-name="Mdp1">
      <style:header>
        <text:p text:style-name="_5f_Header_20_G_20_page_20_impaire_20__28_D_29_"><draw:path text:anchor-type="paragraph" draw:z-index="126" draw:name="Sesamath_Cahier_GEOMETRIE_2C_Num_Serie_Fond_page_impaire" draw:style-name="Mgr20" draw:text-style-name="MP25" svg:width="4.329cm" svg:height="2.24cm" svg:x="-1.499cm" svg:y="-1cm" svg:viewBox="0 0 4330 2241" svg:d="M0 2241l3984-288c209-15 363-168 345-342l-170-1611h-4159z"><text:p/></draw:path><draw:line text:anchor-type="paragraph" draw:z-index="78" draw:name="Sesamath_Cahier_GEOMETRIE_2C_Trait_Entete_page_impaire" draw:style-name="Mgr21" draw:text-style-name="MP19" svg:x1="15.423cm" svg:y1="0.36cm" svg:x2="20.496cm" svg:y2="0.36cm"><text:p/></draw:line><draw:frame text:anchor-type="paragraph" draw:z-index="124" draw:name="Sesamath_Cahier_GEOMETRIE_2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/><text:span text:style-name="MT7">Géométrie</text:span> : </text:p>
      </style:header>
      <style:header-left>
        <text:p text:style-name="MP26"><draw:path text:anchor-type="paragraph" draw:z-index="103" draw:name="Sesamath_Cahier_GEOMETRIE_2C_Num_Serie_Fond_page_paire" draw:style-name="Mgr20" draw:text-style-name="MP25" svg:width="4.329cm" svg:height="2.24cm" svg:x="-1.499cm" svg:y="-1cm" svg:viewBox="0 0 4330 2241" svg:d="M0 2241l3984-288c209-15 363-168 345-342l-170-1611h-4159z"><text:p/></draw:path><draw:line text:anchor-type="paragraph" draw:z-index="129" draw:name="Sesamath_Cahier_GEOMETRIE_2C_Trait_Entete_page_paire" draw:style-name="Mgr21" draw:text-style-name="MP19" svg:x1="15.12cm" svg:y1="0.36cm" svg:x2="20.496cm" svg:y2="0.36cm"><text:p/></draw:line><draw:frame text:anchor-type="paragraph" draw:z-index="79" draw:name="Sesamath_Cahier_GEOMETRIE_2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pan text:style-name="MT7">Géométrie</text:span> : </text:p>
      </style:header-left>
      <style:footer>
        <text:h text:style-name="_5f_Footer_20_page_20_paire_20__28_G_29_" text:outline-level="1"><draw:g text:anchor-type="paragraph" draw:z-index="13" draw:name="Sesamath_Cahier_GEOMETRIE_2C_Num_Page_Fond_page_impaire" draw:style-name="Mgr22"><draw:path draw:style-name="Mgr23" draw:text-style-name="MP27" svg:width="0.855cm" svg:height="1.172cm" svg:x="18.299cm" svg:y="-0.175cm" svg:viewBox="0 0 856 1173" svg:d="M856 1173h-856v-991c0-100 79-182 175-182h505c97 0 176 82 176 182z"><text:p/></draw:path></draw:g><draw:frame draw:style-name="Mfr2" draw:name="Sesamath_Cahier_GEOMETRIE_2C_Num_Page_Titre_page_impaire" text:anchor-type="paragraph" svg:x="11.382cm" svg:y="0.018cm" draw:z-index="0"><draw:text-box fo:min-height="0.499cm" fo:min-width="6.331cm"><draw:frame draw:style-name="Mfr3" draw:name="Sesamath_Cahier_GEOMETRIE_2C_Num_Page_page_im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h text:style-name="_5f_Footer_20_page_20_impaire_20__28_D_29_" text:outline-level="1"><text:span text:style-name="MT8">Géométrie</text:span><text:span text:style-name="MT9"> : </text:span></text:h></draw:text-box></draw:frame><text:s text:c="2"/></text:h>
      </style:footer>
      <style:footer-left>
        <text:h text:style-name="_5f_Footer_20_page_20_impaire_20__28_D_29_" text:outline-level="1"><draw:frame draw:style-name="Mfr2" draw:name="Sesamath_Cahier_GEOMETRIE_2C_Num_Page_Titre_page_paire" text:anchor-type="paragraph" svg:x="0.878cm" svg:y="-0.06cm" draw:z-index="0"><draw:text-box fo:min-height="0.499cm" fo:min-width="7.096cm"><draw:frame draw:style-name="Mfr3" draw:name="Sesamath_Cahier_GEOMETRIE_2C_Num_Page_page_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29"><text:span text:style-name="MT8">Géométrie</text:span><text:span text:style-name="MT9"> : </text:span></text:p></draw:text-box></draw:frame><draw:g text:anchor-type="paragraph" draw:z-index="33" draw:name="Sesamath_Cahier_GEOMETRIE_2C_Num_Page_Fond_page_paire" draw:style-name="Mgr22"><draw:path draw:style-name="Mgr23" draw:text-style-name="MP27" svg:width="0.855cm" svg:height="1.172cm" svg:x="-0.268cm" svg:y="-0.175cm" svg:viewBox="0 0 856 1173" svg:d="M856 1173h-856v-991c0-100 79-182 175-182h505c97 0 176 82 176 182z"><text:p/></draw:path></draw:g></text:h>
      </style:footer-left>
    </style:master-page>
    <style:master-page style:name="SERIE_5f_GESTION_5f_DE_5f_DONNEES_5f_CLR_5f_9d0f89_5f_2COL" style:display-name="SERIE_GESTION_DE_DONNEES_CLR_9d0f89_2COL" style:page-layout-name="Mpm12" draw:style-name="Mdp1">
      <style:header>
        <text:p text:style-name="_5f_Header_20_D_20_page_20_impaire_20__28_D_29_"><draw:path text:anchor-type="paragraph" draw:z-index="131" draw:name="Sesamath_Cahier_DONNEE_2C_Num_Serie_Fond_page_impaire" draw:style-name="Mgr24" draw:text-style-name="MP30" svg:width="4.329cm" svg:height="2.24cm" svg:x="-1.499cm" svg:y="-1cm" svg:viewBox="0 0 4330 2241" svg:d="M0 2241l3984-288c209-15 363-168 345-342l-170-1611h-4159z"><text:p/></draw:path><draw:line text:anchor-type="paragraph" draw:z-index="56" draw:name="Sesamath_Cahier_DONNEE_2C_Trait_Entete_page_impaire" draw:style-name="Mgr25" draw:text-style-name="MP19" svg:x1="11.827cm" svg:y1="0.36cm" svg:x2="20.497cm" svg:y2="0.36cm"><text:p/></draw:line><draw:frame text:anchor-type="paragraph" draw:z-index="58" draw:name="Sesamath_Cahier_DONNEE_2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pan text:style-name="MT7">Gestion de données</text:span> : <text:s/></text:p>
      </style:header>
      <style:header-left>
        <text:p text:style-name="_5f_Header_20_D_20_page_20_paire_20__28_G_29_"><draw:path text:anchor-type="paragraph" draw:z-index="121" draw:name="Sesamath_Cahier_DONNEE_2C_Num_Serie_Fond_page_paire" draw:style-name="Mgr24" draw:text-style-name="MP30" svg:width="4.329cm" svg:height="2.24cm" svg:x="-1.499cm" svg:y="-1cm" svg:viewBox="0 0 4330 2241" svg:d="M0 2241l3984-288c209-15 363-168 345-342l-170-1611h-4159z"><text:p/></draw:path><draw:frame text:anchor-type="paragraph" draw:z-index="96" draw:name="Sesamath_Cahier_DONNEE_2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line text:anchor-type="paragraph" draw:z-index="87" draw:name="Sesamath_Cahier_DONNEE_2C_Trait_Entete_page_paire" draw:style-name="Mgr25" draw:text-style-name="MP19" svg:x1="11.827cm" svg:y1="0.36cm" svg:x2="20.497cm" svg:y2="0.36cm"><text:p/></draw:line><text:span text:style-name="MT7">Gestion de données</text:span> : <text:s/></text:p>
      </style:header-left>
      <style:footer>
        <text:p text:style-name="MP31"><draw:frame draw:style-name="Mfr4" draw:name="Sesamath_Cahier_DONNEE_2C_Num_Page_Titre_page_impaire" text:anchor-type="paragraph" svg:y="-0.06cm" draw:z-index="0"><draw:text-box fo:min-height="0.499cm" fo:min-width="7.096cm"><draw:frame draw:style-name="Mfr3" draw:name="Sesamath_Cahier_DONNEE_2C_Num_Page_page_im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32"><draw:g text:anchor-type="paragraph" draw:z-index="20" draw:name="Sesamath_Cahier_DONNEE_2C_Num_Page_Fond_page_impaire" draw:style-name="Mgr22"><draw:path draw:style-name="Mgr26" draw:text-style-name="MP33" svg:width="0.855cm" svg:height="1.172cm" svg:x="7.555cm" svg:y="-0.176cm" svg:viewBox="0 0 856 1173" svg:d="M856 1173h-856v-991c0-100 79-182 175-182h505c97 0 176 82 176 182z"><text:p/></draw:path></draw:g>Gestion de données :</text:p></draw:text-box></draw:frame></text:p>
      </style:footer>
      <style:footer-left>
        <text:p text:style-name="MP34"><draw:frame draw:style-name="Mfr4" draw:name="Sesamath_Cahier_DONNEE_2C_Num_Page_Titre_page_paire" text:anchor-type="paragraph" svg:y="-0.06cm" draw:z-index="0"><draw:text-box fo:min-height="0.499cm" fo:min-width="3cm"><draw:frame draw:style-name="Mfr3" draw:name="Sesamath_Cahier_DONNEE_2C_Num_Page_page_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32">Gestion de données :</text:p></draw:text-box></draw:frame><draw:g text:anchor-type="paragraph" draw:z-index="32" draw:name="Sesamath_Cahier_DONNEE_2C_Num_Page_Fond_page_paire" draw:style-name="Mgr22"><draw:path draw:style-name="Mgr26" draw:text-style-name="MP33" svg:width="0.855cm" svg:height="1.172cm" svg:x="-0.289cm" svg:y="-0.175cm" svg:viewBox="0 0 856 1173" svg:d="M856 1173h-856v-991c0-100 79-182 175-182h505c97 0 176 82 176 182z"><text:p/></draw:path></draw:g></text:p>
      </style:footer-left>
    </style:master-page>
    <style:master-page style:name="SERIE_5f_MESURES_5f_CLR_5f_7fb241_5f_2COL" style:display-name="SERIE_MESURES_CLR_7fb241_2COL" style:page-layout-name="Mpm12" draw:style-name="Mdp1">
      <style:header>
        <text:p text:style-name="MP35"><draw:path text:anchor-type="paragraph" draw:z-index="132" draw:name="Sesamath_Cahier_MESURE_2C_Num_Serie_Fond_page_impaire" draw:style-name="Mgr27" draw:text-style-name="MP36" svg:width="4.329cm" svg:height="2.24cm" svg:x="-1.499cm" svg:y="-1cm" svg:viewBox="0 0 4330 2241" svg:d="M0 2241l3984-288c209-15 363-168 345-342l-170-1611h-4159z"><text:p/></draw:path><draw:line text:anchor-type="paragraph" draw:z-index="57" draw:name="Sesamath_Cahier_MESURE_2C_Trait_Entete_page_paire" draw:style-name="Mgr28" draw:text-style-name="MP19" svg:x1="12.52cm" svg:y1="0.36cm" svg:x2="20.496cm" svg:y2="0.36cm"><text:p/></draw:line><draw:frame text:anchor-type="paragraph" draw:z-index="66" draw:name="Sesamath_Cahier_MESURE_2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pan text:style-name="MT10">M</text:span><text:span text:style-name="MT11">esures : </text:span></text:p>
      </style:header>
      <style:header-left>
        <text:p text:style-name="MP35"><draw:path text:anchor-type="paragraph" draw:z-index="86" draw:name="Sesamath_Cahier_MESURE_2C_Num_Serie_Fond_page_paire" draw:style-name="Mgr27" draw:text-style-name="MP36" svg:width="4.329cm" svg:height="2.24cm" svg:x="-1.499cm" svg:y="-1cm" svg:viewBox="0 0 4330 2241" svg:d="M0 2241l3984-288c209-15 363-168 345-342l-170-1611h-4159z"><text:p/></draw:path><draw:line text:anchor-type="paragraph" draw:z-index="125" draw:name="Sesamath_Cahier_MESURE_2C_Trait_Entete_page_impaire" draw:style-name="Mgr28" draw:text-style-name="MP19" svg:x1="12.52cm" svg:y1="0.36cm" svg:x2="20.496cm" svg:y2="0.36cm"><text:p/></draw:line><draw:frame text:anchor-type="paragraph" draw:z-index="102" draw:name="Sesamath_Cahier_MESURE_2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pan text:style-name="MT10">M</text:span><text:span text:style-name="MT11">esures : </text:span></text:p>
      </style:header-left>
      <style:footer>
        <text:p text:style-name="MP37"><draw:frame draw:style-name="Mfr2" draw:name="Sesamath_Cahier_MESURE_2C_Num_Page_Titre_page_impaire" text:anchor-type="paragraph" svg:x="10.402cm" svg:y="-0.06cm" draw:z-index="0"><draw:text-box fo:min-height="0.499cm" fo:min-width="7.096cm"><draw:frame draw:style-name="Mfr3" draw:name="Sesamath_Cahier_MESURE_2C_Num_Page_page_impaire" text:anchor-type="frame" svg:x="0.45cm" svg:y="0.079cm" svg:width="0.817cm" draw:z-index="0"><draw:text-box fo:min-height="0.355cm"><text:p text:style-name="MP28"><draw:g text:anchor-type="paragraph" draw:z-index="10" draw:name="Sesamath_Cahier_MESURE_2C_Num_Page_Fond_page_impaire" draw:style-name="Mgr22"><draw:path draw:style-name="Mgr29" draw:text-style-name="MP38" svg:width="0.855cm" svg:height="1.172cm" svg:x="-0.03cm" svg:y="-0.194cm" svg:viewBox="0 0 856 1173" svg:d="M856 1173h-856v-991c0-100 79-182 175-182h505c97 0 176 82 176 182z"><text:p/></draw:path></draw:g><text:span text:style-name="_5f_Caractères_5f_gras_5f_Blanc"><text:page-number text:select-page="current">0</text:page-number></text:span></text:p></draw:text-box></draw:frame><text:p text:style-name="MP39"><text:span text:style-name="MT12">M</text:span><text:span text:style-name="MT13">esures :</text:span></text:p></draw:text-box></draw:frame></text:p>
      </style:footer>
      <style:footer-left>
        <text:p text:style-name="MP37"><draw:frame draw:style-name="Mfr2" draw:name="Sesamath_Cahier_MESURE_2C_Num_Page_Titre_page_paire" text:anchor-type="paragraph" svg:x="1.289cm" svg:y="-0.005cm" draw:z-index="0"><draw:text-box fo:min-height="0.499cm" fo:min-width="7.096cm"><draw:frame draw:style-name="Mfr3" draw:name="Sesamath_Cahier_MESURE_2C_Num_Page_page_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40">Mesures :</text:p></draw:text-box></draw:frame><draw:g text:anchor-type="paragraph" draw:z-index="40" draw:name="Sesamath_Cahier_MESURE_2C_Num_Page_Fond_page_paire" draw:style-name="Mgr22"><draw:path draw:style-name="Mgr29" draw:text-style-name="MP38" svg:width="0.855cm" svg:height="1.172cm" svg:x="0.056cm" svg:y="-0.175cm" svg:viewBox="0 0 856 1173" svg:d="M856 1173h-856v-991c0-100 79-182 175-182h505c97 0 176 82 176 182z"><text:p/></draw:path></draw:g></text:p>
      </style:footer-left>
    </style:master-page>
    <style:master-page style:name="SERIE_5f_PROBLEMES_5f_CLR_5f_d62e4e_5f_2COL" style:display-name="SERIE_PROBLEMES_CLR_d62e4e_2COL" style:page-layout-name="Mpm12" draw:style-name="Mdp1">
      <style:header>
        <text:p text:style-name="MP41"><draw:frame text:anchor-type="paragraph" draw:z-index="80" draw:name="Sesamath_Cahier_PROBLEME_2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path text:anchor-type="char" draw:z-index="39" draw:name="Sesamath_Cahier_PROBLEME_2C_Num_Serie_Fond_page_impaire" draw:style-name="Mgr30" draw:text-style-name="MP42" svg:width="4.329cm" svg:height="2.24cm" svg:x="-1.499cm" svg:y="-1cm" svg:viewBox="0 0 4330 2241" svg:d="M0 2241l3984-288c209-15 363-168 345-342l-170-1611h-4159z"><text:p/></draw:path><draw:line text:anchor-type="char" draw:z-index="60" draw:name="Sesamath_Cahier_PROBLEME_2C_Trait_Entete_page_impaire" draw:style-name="Mgr31" draw:text-style-name="MP19" svg:x1="10.893cm" svg:y1="0.403cm" svg:x2="20.503cm" svg:y2="0.327cm"><text:p/></draw:line>Problèmes :</text:p>
      </style:header>
      <style:header-left>
        <text:p text:style-name="MP41"><draw:frame text:anchor-type="paragraph" draw:z-index="68" draw:name="Sesamath_Cahier_PROBLEME_2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path text:anchor-type="char" draw:z-index="14" draw:name="Sesamath_Cahier_PROBLEME_2C_Num_Serie_Fond_page_paire" draw:style-name="Mgr30" draw:text-style-name="MP42" svg:width="4.329cm" svg:height="2.24cm" svg:x="-1.499cm" svg:y="-0.991cm" svg:viewBox="0 0 4330 2241" svg:d="M0 2241l3984-288c209-15 363-168 345-342l-170-1611h-4159z"><text:p/></draw:path><draw:line text:anchor-type="char" draw:z-index="99" draw:name="Sesamath_Cahier_PROBLEME_2C_Trait_Entete_page_paire" draw:style-name="Mgr31" draw:text-style-name="MP19" svg:x1="10.893cm" svg:y1="0.403cm" svg:x2="20.503cm" svg:y2="0.327cm"><text:p/></draw:line>Problèmes :</text:p>
      </style:header-left>
      <style:footer>
        <text:h text:style-name="_5f_Footer_20_page_20_impaire_20__28_D_29_" text:outline-level="1"><draw:frame draw:style-name="Mfr5" draw:name="Sesamath_Cahier_PROBLEME_2C_Num_Page_Titre_page_impaire" text:anchor-type="paragraph" svg:y="-0.06cm" draw:z-index="0"><draw:text-box fo:min-height="0.499cm" fo:min-width="7.096cm"><draw:frame draw:style-name="Mfr3" draw:name="Sesamath_Cahier_PROBLEME_2C_Num_Page_page_impaire" text:anchor-type="frame" svg:x="0.45cm" svg:y="0.079cm" svg:width="0.817cm" draw:z-index="0"><draw:text-box fo:min-height="0.355cm"><text:p text:style-name="MP28"><draw:g text:anchor-type="paragraph" draw:z-index="15" draw:name="Sesamath_Cahier_PROBLEME_2C_Num_Page_Fond_page_impaire" draw:style-name="Mgr22"><draw:path draw:style-name="Mgr15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Problèmes : </text:p></draw:text-box></draw:frame></text:h>
      </style:footer>
      <style:footer-left>
        <text:h text:style-name="_5f_Footer_20_page_20_paire_20__28_G_29_" text:outline-level="1"><draw:frame draw:style-name="Mfr5" draw:name="Sesamath_Cahier_PROBLEME_2C_Num_Page_Titre_page_paire" text:anchor-type="paragraph" svg:y="-0.06cm" draw:z-index="0"><draw:text-box fo:min-height="0.499cm" fo:min-width="7.096cm"><draw:frame draw:style-name="Mfr3" draw:name="Sesamath_Cahier_PROBLEME_2C_Num_Page_page_paire" text:anchor-type="frame" svg:x="0.45cm" svg:y="0.079cm" svg:width="0.817cm" draw:z-index="0"><draw:text-box fo:min-height="0.355cm"><text:p text:style-name="MP28"><text:page-number text:select-page="current">0</text:page-number></text:p></draw:text-box></draw:frame><text:p text:style-name="MP44">Problèmes : </text:p></draw:text-box></draw:frame><draw:g text:anchor-type="paragraph" draw:z-index="36" draw:name="Sesamath_Cahier_PROBLEME_2C_Num_Page_Fond_page_paire" draw:style-name="Mgr22"><draw:path draw:style-name="Mgr15" draw:text-style-name="MP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SERIE_5f_GEOMETRIE_5f_CLR_5f_1ca2b8_5f_1COL" style:display-name="SERIE_GEOMETRIE_CLR_1ca2b8_1COL" style:page-layout-name="Mpm13" draw:style-name="Mdp1">
      <style:header>
        <text:p text:style-name="MP45"><draw:path text:anchor-type="paragraph" draw:z-index="64" draw:name="Sesamath_Cahier_GEOMETRIE_1C_Num_Serie_Fond_page_impaire" draw:style-name="Mgr20" draw:text-style-name="MP25" svg:width="4.329cm" svg:height="2.24cm" svg:x="-1.499cm" svg:y="-1cm" svg:viewBox="0 0 4330 2241" svg:d="M0 2241l3984-288c209-15 363-168 345-342l-170-1611h-4159z"><text:p/></draw:path><draw:line text:anchor-type="paragraph" draw:z-index="123" draw:name="Sesamath_Cahier_GEOMETRIE_1C_Trait_Entete_page_impaire" draw:style-name="Mgr21" draw:text-style-name="MP19" svg:x1="15.12cm" svg:y1="0.36cm" svg:x2="20.496cm" svg:y2="0.36cm"><text:p/></draw:line><draw:frame text:anchor-type="paragraph" draw:z-index="69" draw:name="Sesamath_Cahier_GEOMETRIE_1C_Num_Serie_page_impaire" draw:style-name="Mgr32" draw:text-style-name="MP20" svg:width="2.728cm" svg:height="0.698cm" draw:transform="rotate (0.0872664625997165) translate (-0.172861111111111cm 0.218722222222222cm)"><draw:text-box><text:p text:style-name="MP19"><text:span text:style-name="MT5">Série</text:span></text:p></draw:text-box></draw:frame><text:s/><text:span text:style-name="MT14">Géométrie</text:span> : </text:p>
      </style:header>
      <style:header-left>
        <text:p text:style-name="MP45"><draw:path text:anchor-type="paragraph" draw:z-index="89" draw:name="Sesamath_Cahier_GEOMETRIE_1C_Num_Serie_Fond_page_paire" draw:style-name="Mgr20" draw:text-style-name="MP25" svg:width="4.329cm" svg:height="2.24cm" svg:x="-1.499cm" svg:y="-1cm" svg:viewBox="0 0 4330 2241" svg:d="M0 2241l3984-288c209-15 363-168 345-342l-170-1611h-4159z"><text:p/></draw:path><draw:line text:anchor-type="paragraph" draw:z-index="88" draw:name="Sesamath_Cahier_GEOMETRIE_1C_Trait_Entete_page_paire" draw:style-name="Mgr21" draw:text-style-name="MP19" svg:x1="15.12cm" svg:y1="0.36cm" svg:x2="20.496cm" svg:y2="0.36cm"><text:p/></draw:line><draw:frame text:anchor-type="paragraph" draw:z-index="100" draw:name="Sesamath_Cahier_GEOMETRIE_1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/><text:span text:style-name="MT14">Géométrie</text:span> : </text:p>
      </style:header-left>
      <style:footer>
        <text:p text:style-name="MP34"><draw:frame draw:style-name="Mfr2" draw:name="Sesamath_Cahier_GEOMETRIE_1C_Num_Page_Titre_page_impaire" text:anchor-type="paragraph" svg:x="11.684cm" svg:y="0.714cm" draw:z-index="0"><draw:text-box fo:min-height="0.499cm" fo:min-width="6.345cm"><draw:frame draw:style-name="Mfr3" draw:name="Sesamath_Cahier_GEOMETRIE_1C_Num_Page_page_im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46"><text:span text:style-name="MT7">Géométrie</text:span> : </text:p></draw:text-box></draw:frame><draw:g text:anchor-type="paragraph" draw:z-index="16" draw:name="Sesamath_Cahier_GEOMETRIE_1C_Num_Page_Fond_page_impaire" draw:style-name="Mgr14"><draw:path draw:style-name="Mgr23" draw:text-style-name="MP27" svg:width="0.855cm" svg:height="1.172cm" svg:x="18.459cm" svg:y="0.525cm" svg:viewBox="0 0 856 1173" svg:d="M856 1173h-856v-991c0-100 79-182 175-182h505c97 0 176 82 176 182z"><text:p/></draw:path></draw:g></text:p>
      </style:footer>
      <style:footer-left>
        <text:p text:style-name="MP34"><draw:frame draw:style-name="Mfr2" draw:name="Sesamath_Cahier_GEOMETRIE_1C_Num_Page_Titre_page_paire" text:anchor-type="paragraph" svg:x="1.034cm" svg:y="0.744cm" draw:z-index="0"><draw:text-box fo:min-height="0.499cm" fo:min-width="3cm"><draw:frame draw:style-name="Mfr3" draw:name="Sesamath_Cahier_GEOMETRIE_1C_Num_Page_page_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47"><text:span text:style-name="MT8">Géométrie</text:span><text:span text:style-name="MT15"> : </text:span></text:p></draw:text-box></draw:frame><draw:g text:anchor-type="paragraph" draw:z-index="41" draw:name="Sesamath_Cahier_GEOMETRIE_1C_Num_Page_Fond_page_paire" draw:style-name="Mgr14"><draw:path draw:style-name="Mgr23" draw:text-style-name="MP27" svg:width="0.855cm" svg:height="1.172cm" svg:x="-0.196cm" svg:y="0.525cm" svg:viewBox="0 0 856 1173" svg:d="M856 1173h-856v-991c0-100 79-182 175-182h505c97 0 176 82 176 182z"><text:p/></draw:path></draw:g></text:p>
      </style:footer-left>
    </style:master-page>
    <style:master-page style:name="SERIE_5f_NUMERIQUE_5f_CLR_5f_d7e12c_5f_1COL" style:display-name="SERIE_NUMERIQUE_CLR_d7e12c_1COL" style:page-layout-name="Mpm14" draw:style-name="Mdp1">
      <style:header>
        <text:p text:style-name="MP48"><draw:path text:anchor-type="paragraph" draw:z-index="70" draw:name="Sesamath_Cahier_NUMERIQUE_1C_Num_Serie_Fond_page_impaire" draw:style-name="Mgr33" draw:text-style-name="MP18" svg:width="4.329cm" svg:height="2.24cm" svg:x="-1.499cm" svg:y="-1cm" svg:viewBox="0 0 4330 2241" svg:d="M0 2241l3984-288c209-15 363-168 345-342l-170-1611h-4159z"><text:p/></draw:path><draw:line text:anchor-type="paragraph" draw:z-index="55" draw:name="Sesamath_Cahier_NUMERIQUE_1C_Trait_Entete_page_impaire" draw:style-name="Mgr17" draw:text-style-name="MP19" svg:x1="14.76cm" svg:y1="0.36cm" svg:x2="20.496cm" svg:y2="0.36cm"><text:p/></draw:line><draw:frame text:anchor-type="paragraph" draw:z-index="59" draw:name="Sesamath_Cahier_NUMERIQUE_1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pan text:style-name="MT16">N</text:span><text:span text:style-name="MT17">umérique :</text:span></text:p>
      </style:header>
      <style:header-left>
        <text:p text:style-name="_5f_Header_20_N_20_page_20_impaire_20__28_D_29_"><draw:path text:anchor-type="paragraph" draw:z-index="94" draw:name="Sesamath_Cahier_NUMERIQUE_1C_Num_Serie_Fond_page_paire" draw:style-name="Mgr33" draw:text-style-name="MP18" svg:width="4.329cm" svg:height="2.24cm" svg:x="-1.499cm" svg:y="-1cm" svg:viewBox="0 0 4330 2241" svg:d="M0 2241l3984-288c209-15 363-168 345-342l-170-1611h-4159z"><text:p/></draw:path><draw:line text:anchor-type="paragraph" draw:z-index="93" draw:name="Sesamath_Cahier_NUMERIQUE_1C_Trait_Entete_page_paire" draw:style-name="Mgr17" draw:text-style-name="MP19" svg:x1="14.728cm" svg:y1="0.36cm" svg:x2="20.496cm" svg:y2="0.36cm"><text:p/></draw:line><draw:frame text:anchor-type="paragraph" draw:z-index="120" draw:name="Sesamath_Cahier_NUMERIQUE_1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/><text:span text:style-name="MT18">Numérique</text:span> : </text:p>
      </style:header-left>
      <style:footer>
        <text:p text:style-name="MP49"><draw:frame draw:style-name="Mfr6" draw:name="Sesamath_Cahier_NUMERIQUE_1C_Num_Page_page_impaire" text:anchor-type="paragraph" svg:x="18.256cm" svg:y="-0.175cm" svg:width="1.011cm" draw:z-index="0"><draw:text-box fo:min-height="0.496cm"><text:p text:style-name="Folio"><text:page-number text:select-page="current">0</text:page-number></text:p></draw:text-box></draw:frame><draw:g text:anchor-type="paragraph" draw:z-index="12" draw:name="Sesamath_Cahier_NUMERIQUE_1C_Num_Page_Fond_page_impaire" draw:style-name="Mgr22"><draw:path draw:style-name="Mgr19" draw:text-style-name="MP21" svg:width="0.855cm" svg:height="1.172cm" svg:x="18.41cm" svg:y="-0.175cm" svg:viewBox="0 0 856 1173" svg:d="M856 1173h-856v-991c0-100 79-182 175-182h505c97 0 176 82 176 182z"><text:p/></draw:path></draw:g><draw:frame draw:style-name="Mfr2" draw:name="Sesamath_Cahier_NUMERIQUE_1C_Num_Page_Titre_page_impaire" text:anchor-type="paragraph" svg:x="13.473cm" svg:y="-0.06cm" draw:z-index="0"><draw:text-box fo:min-height="0.499cm" fo:min-width="3cm"><text:h text:style-name="MP50" text:outline-level="1"><text:span text:style-name="MT15">N</text:span><text:span text:style-name="MT13">umérique :</text:span></text:h></draw:text-box></draw:frame></text:p>
      </style:footer>
      <style:footer-left>
        <text:p text:style-name="MP34"><draw:frame draw:style-name="Mfr4" draw:name="Sesamath_Cahier_NUMERIQUE_1C_Num_Page_Titre_page_paire" text:anchor-type="paragraph" svg:y="-0.06cm" draw:z-index="0"><draw:text-box fo:min-height="0.499cm" fo:min-width="3cm"><draw:frame draw:style-name="Mfr3" draw:name="Sesamath_Cahier_NUMERIQUE_1C_Num_Page_page_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51"><text:span text:style-name="MT19">N</text:span><text:span text:style-name="MT13">umérique :</text:span></text:p></draw:text-box></draw:frame><draw:g text:anchor-type="paragraph" draw:z-index="29" draw:name="Sesamath_Cahier_NUMERIQUE_1C_Num_Page_Fond_page_paire" draw:style-name="Mgr22"><draw:path draw:style-name="Mgr19" draw:text-style-name="MP2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SERIE_5f_GESTION_5f_DE_5f_DONNEES_5f_CLR_5f_9d0f89_5f_1COL" style:display-name="SERIE_GESTION_DE_DONNEES_CLR_9d0f89_1COL" style:page-layout-name="Mpm15" draw:style-name="Mdp1">
      <style:header>
        <text:p text:style-name="_5f_Header_20_D_20_page_20_impaire_20__28_D_29_"><draw:path text:anchor-type="paragraph" draw:z-index="67" draw:name="Sesamath_Cahier_DONNEE_1C_Num_Serie_Fond_page_impaire" draw:style-name="Mgr24" draw:text-style-name="MP30" svg:width="4.329cm" svg:height="2.24cm" svg:x="-1.499cm" svg:y="-1cm" svg:viewBox="0 0 4330 2241" svg:d="M0 2241l3984-288c209-15 363-168 345-342l-170-1611h-4159z"><text:p/></draw:path><draw:frame text:anchor-type="paragraph" draw:z-index="54" draw:name="Sesamath_Cahier_DONNEE_1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line text:anchor-type="paragraph" draw:z-index="62" draw:name="Sesamath_Cahier_DONNEE_1C_Trait_Entete_page_impaire" draw:style-name="Mgr25" draw:text-style-name="MP19" svg:x1="13.831cm" svg:y1="0.355cm" svg:x2="20.497cm" svg:y2="0.36cm"><text:p/></draw:line><text:s/><text:span text:style-name="MT7">Gestion de données</text:span><text:span text:style-name="MT20"> </text:span>: <text:s/></text:p>
      </style:header>
      <style:header-left>
        <text:p text:style-name="_5f_Header_20_D_20_page_20_paire_20__28_G_29_"><draw:path text:anchor-type="paragraph" draw:z-index="91" draw:name="Sesamath_Cahier_DONNEE_1C_Num_Serie_Fond_page_paire" draw:style-name="Mgr24" draw:text-style-name="MP30" svg:width="4.329cm" svg:height="2.24cm" svg:x="-1.499cm" svg:y="-1cm" svg:viewBox="0 0 4330 2241" svg:d="M0 2241l3984-288c209-15 363-168 345-342l-170-1611h-4159z"><text:p/></draw:path><draw:frame text:anchor-type="paragraph" draw:z-index="101" draw:name="Sesamath_Cahier_DONNEE_1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line text:anchor-type="paragraph" draw:z-index="92" draw:name="Sesamath_Cahier_DONNEE_1C_Trait_Entete_page_paire" draw:style-name="Mgr25" draw:text-style-name="MP19" svg:x1="13.831cm" svg:y1="0.355cm" svg:x2="20.497cm" svg:y2="0.36cm"><text:p/></draw:line><text:span text:style-name="_5f_Caractères"><text:span text:style-name="MT21">Gestion de données</text:span></text:span><text:span text:style-name="_5f_Caractères"><text:span text:style-name="MT22"> : <text:s/></text:span></text:span></text:p>
      </style:header-left>
      <style:footer>
        <text:p text:style-name="MP34"><draw:g text:anchor-type="paragraph" draw:z-index="11" draw:name="Sesamath_Cahier_DONNEE_1C_Num_Page_Fond_page_impaire" draw:style-name="Mgr22"><draw:path draw:style-name="Mgr26" draw:text-style-name="MP33" svg:width="0.855cm" svg:height="1.172cm" svg:x="18.41cm" svg:y="-0.175cm" svg:viewBox="0 0 856 1173" svg:d="M856 1173h-856v-991c0-100 79-182 175-182h505c97 0 176 82 176 182z"><text:p/></draw:path></draw:g><draw:frame draw:style-name="Mfr4" draw:name="Sesamath_Cahier_DONNEE_1C_Num_Page_Titre_page_impaire" text:anchor-type="paragraph" svg:y="-0.06cm" draw:z-index="0"><draw:text-box fo:min-height="0.499cm" fo:min-width="3cm"><draw:frame draw:style-name="Mfr3" draw:name="Sesamath_Cahier_DONNEE_1C_Num_Page_page_impaire" text:anchor-type="frame" svg:x="0.45cm" svg:y="0.079cm" svg:width="0.817cm" draw:z-index="0"><draw:text-box fo:min-height="0.355cm"><text:p text:style-name="Folio"><text:span text:style-name="_5f_Caractères_5f_gras_5f_Blanc"><text:page-number text:select-page="current">0</text:page-number></text:span></text:p></draw:text-box></draw:frame><text:p text:style-name="MP52"><text:span text:style-name="MT15">G</text:span><text:span text:style-name="MT13">estion de données : </text:span></text:p></draw:text-box></draw:frame></text:p>
      </style:footer>
      <style:footer-left>
        <text:p text:style-name="MP34"><draw:frame draw:style-name="Mfr4" draw:name="Sesamath_Cahier_DONNEE_1C_Num_Page_Titre_page_paire" text:anchor-type="paragraph" svg:y="-0.06cm" draw:z-index="0"><draw:text-box fo:min-height="0.499cm" fo:min-width="3cm"><draw:frame draw:style-name="Mfr3" draw:name="Sesamath_Cahier_DONNEE_1C_Num_Page_page_paire" text:anchor-type="frame" svg:x="0.45cm" svg:y="0.079cm" svg:width="0.817cm" draw:z-index="0"><draw:text-box fo:min-height="0.355cm"><text:p text:style-name="MP28"><text:span text:style-name="_5f_Caractères_5f_gras_5f_Blanc"><text:page-number text:select-page="current">0</text:page-number></text:span></text:p></draw:text-box></draw:frame><text:p text:style-name="MP52"><text:span text:style-name="MT15">G</text:span><text:span text:style-name="MT13">estion de données :</text:span></text:p></draw:text-box></draw:frame><draw:g text:anchor-type="paragraph" draw:z-index="30" draw:name="Sesamath_Cahier_DONNEE_1C_Num_Page_Fond_page_paire" draw:style-name="Mgr22"><draw:path draw:style-name="Mgr26" draw:text-style-name="MP53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SERIE_5f_MESURES_5f_CLR_5f_7fb241_5f_1COL" style:display-name="SERIE_MESURES_CLR_7fb241_1COL" style:page-layout-name="Mpm14" draw:style-name="Mdp1">
      <style:header>
        <text:p text:style-name="MP54"><draw:path text:anchor-type="paragraph" draw:z-index="130" draw:name="Sesamath_Cahier_MESURE_1C_Num_Serie_Fond_page_impaire" draw:style-name="Mgr27" draw:text-style-name="MP36" svg:width="4.329cm" svg:height="2.24cm" svg:x="-1.499cm" svg:y="-1cm" svg:viewBox="0 0 4330 2241" svg:d="M0 2241l3984-288c209-15 363-168 345-342l-170-1611h-4159z"><text:p/></draw:path><draw:line text:anchor-type="paragraph" draw:z-index="53" draw:name="Sesamath_Cahier_MESURE_1C_Trait_Entete_page_impaire" draw:style-name="Mgr28" draw:text-style-name="MP19" svg:x1="12.52cm" svg:y1="0.36cm" svg:x2="20.496cm" svg:y2="0.36cm"><text:p/></draw:line><draw:frame text:anchor-type="paragraph" draw:z-index="63" draw:name="Sesamath_Cahier_MESURE_1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/><text:span text:style-name="MT23">Mesures</text:span> : </text:p>
      </style:header>
      <style:header-left>
        <text:p text:style-name="MP55"><draw:path text:anchor-type="paragraph" draw:z-index="122" draw:name="Sesamath_Cahier_MESURE_1C_Num_Serie_Fond_page_paire" draw:style-name="Mgr27" draw:text-style-name="MP36" svg:width="4.329cm" svg:height="2.24cm" svg:x="-1.499cm" svg:y="-1cm" svg:viewBox="0 0 4330 2241" svg:d="M0 2241l3984-288c209-15 363-168 345-342l-170-1611h-4159z"><text:p/></draw:path><draw:line text:anchor-type="paragraph" draw:z-index="97" draw:name="Sesamath_Cahier_MESURE_1C_Trait_Entete_page_paire" draw:style-name="Mgr28" draw:text-style-name="MP19" svg:x1="12.52cm" svg:y1="0.36cm" svg:x2="20.496cm" svg:y2="0.36cm"><text:p/></draw:line><draw:frame text:anchor-type="paragraph" draw:z-index="98" draw:name="Sesamath_Cahier_MESURE_1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text:span text:style-name="MT10">M</text:span><text:span text:style-name="MT11">esures : </text:span></text:p>
      </style:header-left>
      <style:footer>
        <text:p text:style-name="MP34"><draw:frame draw:style-name="Mfr4" draw:name="Sesamath_Cahier_MESURE_1C_Num_Page_Titre_page_impaire" text:anchor-type="paragraph" svg:y="-0.06cm" draw:z-index="0"><draw:text-box fo:min-height="0.499cm" fo:min-width="3cm"><draw:frame draw:style-name="Mfr3" draw:name="Sesamath_Cahier_MESURE_1C_Num_Page_page_impaire" text:anchor-type="frame" svg:x="0.45cm" svg:y="0.079cm" svg:width="0.817cm" draw:z-index="0"><draw:text-box fo:min-height="0.355cm"><text:p text:style-name="MP28"><text:page-number text:select-page="current">0</text:page-number></text:p></draw:text-box></draw:frame><text:p text:style-name="MP39"><text:span text:style-name="MT15">M</text:span><text:span text:style-name="MT13">esures : </text:span></text:p></draw:text-box></draw:frame><draw:g text:anchor-type="paragraph" draw:z-index="18" draw:name="Sesamath_Cahier_MESURE_1C_Num_Page_Fond_page_impaire" draw:style-name="Mgr22"><draw:path draw:style-name="Mgr29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><draw:frame draw:style-name="Mfr4" draw:name="Sesamath_Cahier_MESURE_1C_Num_Page_Titre_page_paire" text:anchor-type="paragraph" svg:y="-0.06cm" draw:z-index="0"><draw:text-box fo:min-height="0.499cm" fo:min-width="3cm"><draw:frame draw:style-name="Mfr3" draw:name="Sesamath_Cahier_MESURE_1C_Num_Page_page_paire" text:anchor-type="frame" svg:x="0.45cm" svg:y="0.079cm" svg:width="0.817cm" draw:z-index="0"><draw:text-box fo:min-height="0.355cm"><text:p text:style-name="MP28"><text:page-number text:select-page="current">0</text:page-number></text:p></draw:text-box></draw:frame><text:p text:style-name="MP56">Mesures : </text:p></draw:text-box></draw:frame><draw:g text:anchor-type="paragraph" draw:z-index="31" draw:name="Sesamath_Cahier_MESURE_1C_Num_Page_Fond_page_paire" draw:style-name="Mgr22"><draw:path draw:style-name="Mgr29" draw:text-style-name="MP38" svg:width="0.855cm" svg:height="1.172cm" svg:x="-0.296cm" svg:y="-0.175cm" svg:viewBox="0 0 856 1173" svg:d="M856 1173h-856v-991c0-100 79-182 175-182h505c97 0 176 82 176 182z"><text:p/></draw:path></draw:g></text:p>
      </style:footer-left>
    </style:master-page>
    <style:master-page style:name="SERIE_5f_PROBLEMES_5f_CLR_5f_d62e4e_5f_1COL" style:display-name="SERIE_PROBLEMES_CLR_d62e4e_1COL" style:page-layout-name="Mpm14" draw:style-name="Mdp1">
      <style:header>
        <text:p text:style-name="MP41"><draw:frame text:anchor-type="paragraph" draw:z-index="65" draw:name="Sesamath_Cahier_PROBLEME_1C_Num_Serie_page_im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path text:anchor-type="char" draw:z-index="38" draw:name="Sesamath_Cahier_PROBLEME_1C_Num_Serie_Fond_page_impaire" draw:style-name="Mgr30" draw:text-style-name="MP42" svg:width="4.329cm" svg:height="2.24cm" svg:x="-1.499cm" svg:y="-1cm" svg:viewBox="0 0 4330 2241" svg:d="M0 2241l3984-288c209-15 363-168 345-342l-170-1611h-4159z"><text:p/></draw:path><draw:line text:anchor-type="char" draw:z-index="61" draw:name="Sesamath_Cahier_PROBLEME_1C_Trait_Entete_page_impaire" draw:style-name="Mgr31" draw:text-style-name="MP19" svg:x1="10.893cm" svg:y1="0.403cm" svg:x2="20.503cm" svg:y2="0.327cm"><text:p/></draw:line>Problèmes :</text:p>
      </style:header>
      <style:header-left>
        <text:p text:style-name="MP41"><draw:frame text:anchor-type="paragraph" draw:z-index="90" draw:name="Sesamath_Cahier_PROBLEME_1C_Num_Serie_page_paire" draw:style-name="Mgr18" draw:text-style-name="MP20" svg:width="2.703cm" svg:height="0.715cm" draw:transform="rotate (0.0872664625997165) translate (-0.172861111111111cm 0.218722222222222cm)"><draw:text-box><text:p text:style-name="MP19"><text:span text:style-name="MT5">Série </text:span></text:p></draw:text-box></draw:frame><draw:line text:anchor-type="char" draw:z-index="72" draw:name="Sesamath_Cahier_PROBLEME_1C_Trait_Entete_page_paire" draw:style-name="Mgr31" draw:text-style-name="MP19" svg:x1="10.893cm" svg:y1="0.403cm" svg:x2="20.503cm" svg:y2="0.327cm"><text:p/></draw:line><draw:path text:anchor-type="char" draw:z-index="19" draw:name="Sesamath_Cahier_PROBLEME_1C_Num_Serie_Fond_page_paire" draw:style-name="Mgr30" draw:text-style-name="MP42" svg:width="4.329cm" svg:height="2.24cm" svg:x="-1.499cm" svg:y="-0.991cm" svg:viewBox="0 0 4330 2241" svg:d="M0 2241l3984-288c209-15 363-168 345-342l-170-1611h-4159z"><text:p/></draw:path>Problèmes :</text:p>
      </style:header-left>
      <style:footer>
        <text:h text:style-name="_5f_Footer_20_page_20_impaire_20__28_D_29_" text:outline-level="1"><draw:frame draw:style-name="Mfr5" draw:name="Sesamath_Cahier_PROBLEME_1C_Num_Page_Titre_page_impaire" text:anchor-type="paragraph" svg:y="-0.06cm" draw:z-index="0"><draw:text-box fo:min-height="0.499cm" fo:min-width="7.096cm"><draw:frame draw:style-name="Mfr3" draw:name="Sesamath_Cahier_PROBLEME_1C_Num_Page_page_impaire" text:anchor-type="frame" svg:x="0.45cm" svg:y="0.079cm" svg:width="0.817cm" draw:z-index="0"><draw:text-box fo:min-height="0.355cm"><text:p text:style-name="MP28"><draw:g text:anchor-type="paragraph" draw:z-index="17" draw:name="Sesamath_Cahier_PROBLEME_1C_Num_Page_Fond_page_impaire" draw:style-name="Mgr22"><draw:path draw:style-name="Mgr15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Problèmes :</text:p></draw:text-box></draw:frame></text:h>
      </style:footer>
      <style:footer-left>
        <text:h text:style-name="_5f_Footer_20_page_20_paire_20__28_G_29_" text:outline-level="1"><draw:frame draw:style-name="Mfr5" draw:name="Sesamath_Cahier_PROBLEME_1C_Num_Page_Titre_page_paire" text:anchor-type="paragraph" svg:y="-0.06cm" draw:z-index="0"><draw:text-box fo:min-height="0.499cm" fo:min-width="7.096cm"><draw:frame draw:style-name="Mfr3" draw:name="Sesamath_Cahier_PROBLEME_1C_Num_Page_page_paire" text:anchor-type="frame" svg:x="0.45cm" svg:y="0.079cm" svg:width="0.817cm" draw:z-index="0"><draw:text-box fo:min-height="0.355cm"><text:p text:style-name="MP28"><text:page-number text:select-page="current">0</text:page-number></text:p></draw:text-box></draw:frame><text:p text:style-name="MP44">Problèmes :</text:p></draw:text-box></draw:frame><draw:g text:anchor-type="paragraph" draw:z-index="37" draw:name="Sesamath_Cahier_PROBLEME_1C_Num_Page_Fond_page_paire" draw:style-name="Mgr22"><draw:path draw:style-name="Mgr15" draw:text-style-name="MP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INTRO_5f_NUMERIQUE_5f_CLR_5f_d7e12c" style:display-name="INTRO_NUMERIQUE_CLR_d7e12c" style:page-layout-name="Mpm16" draw:style-name="Mdp3">
      <style:header>
        <text:p text:style-name="MP57"><draw:custom-shape text:anchor-type="char" draw:z-index="85" draw:name="Sesamath_Cahier_Carre_droit_Numerique 3" draw:style-name="Mgr8" draw:text-style-name="MP59" svg:width="3.462cm" svg:height="2.47cm" svg:x="16.962cm" svg:y="-1cm"><text:p text:style-name="MP58"><text:span text:style-name="MT24">N1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g text:anchor-type="char" draw:z-index="44" draw:name="Sesamath_Cahier_Cadre_Page_Numerique 3" draw:style-name="Mgr1"><draw:g draw:style-name="Mgr2"><draw:custom-shape draw:name="Shape 17" draw:style-name="Mgr34" draw:text-style-name="MP60" svg:width="1.581cm" svg:height="29.701cm" svg:x="-1.495cm" svg:y="-1cm"><text:p/><draw:enhanced-geometry svg:viewBox="0 0 21600 21600" draw:type="rectangle" draw:enhanced-path="M 0 0 L 21600 0 21600 21600 0 21600 0 0 Z N"/></draw:custom-shape><draw:polygon draw:name="Polygon 5 corners 57" draw:style-name="Mgr5" draw:text-style-name="MP4" svg:width="3.043cm" svg:height="0.917cm" draw:transform="skewX (0.00575958653158132) rotate (0.759567290467932) translate (-2.12688393244464cm 26.009382826798cm)" svg:viewBox="0 0 3044 918" draw:points="868,0 3044,0 2232,870 0,918"><text:p/></draw:polygon><draw:polygon draw:name="Polygon 5 corners 58" draw:style-name="Mgr5" draw:text-style-name="MP4" svg:width="2.391cm" svg:height="0.227cm" draw:transform="skewX (0.00488692190558407) rotate (0.759392757542733) translate (-1.62894442625183cm 28.2885721900677cm)" svg:viewBox="0 0 2392 228" draw:points="169,49 2392,0 2235,168 0,228"><text:p/></draw:polygon><draw:polygon draw:name="Polygon 5 corners 59" draw:style-name="Mgr5" draw:text-style-name="MP4" svg:width="1.451cm" svg:height="0.689cm" draw:transform="skewX (0.00523598775598319) rotate (0.759392757542733) translate (-0.913560271672388cm 28.6835744304861cm)" svg:viewBox="0 0 1452 690" draw:points="0,6 1452,0 1210,175 724,690"><text:p/></draw:polygon><draw:custom-shape draw:name="Shape 18" draw:style-name="Mgr35" draw:text-style-name="MP60" svg:width="21.878cm" svg:height="4.019cm" svg:x="-1.42cm" svg:y="-0.972cm"><text:p/><draw:enhanced-geometry svg:viewBox="0 0 21600 21600" draw:mirror-vertical="false" draw:type="rectangle" draw:enhanced-path="M 0 0 L 21600 0 21600 21600 0 21600 0 0 Z N"/></draw:custom-shape><draw:g draw:name="DrawObject 8" draw:style-name="Mgr6"><draw:polygon draw:name="Polygon 4 corners 9" draw:style-name="Mgr7" draw:text-style-name="MP4" svg:width="17.402cm" svg:height="0.362cm" svg:x="3.099cm" svg:y="2.162cm" svg:viewBox="0 0 17403 363" draw:points="360,0 17403,0 17403,333 0,363"><text:p/></draw:polygon><draw:polygon draw:name="Polygon 6 corners 9" draw:style-name="Mgr7" draw:text-style-name="MP4" svg:width="17.788cm" svg:height="0.126cm" draw:transform="rotate (-0.00174532925199447) translate (2.71275394035875cm 2.76338151978142cm)" svg:viewBox="0 0 17789 127" draw:points="124,0 17789,1 17789,119 0,127"><text:p/></draw:polygon></draw:g><draw:polygon draw:name="Polygon 5 corners 60" draw:style-name="Mgr5" draw:text-style-name="MP4" svg:width="1.685cm" svg:height="0.189cm" draw:transform="skewX (0.00436332312998576) rotate (0.76026542216873) translate (-1.60588591253651cm 0.099169625518092cm)" svg:viewBox="0 0 1686 190" draw:points="134,48 1538,0 1686,140 0,190"><text:p/></draw:polygon><draw:polygon draw:name="Polygon 5 corners 61" draw:style-name="Mgr5" draw:text-style-name="MP4" svg:width="1.032cm" svg:height="0.535cm" draw:transform="skewX (0.00959931088596893) rotate (0.762883416046722) translate (-1.85102697410395cm -0.620050652370163cm)" svg:viewBox="0 0 1033 536" draw:points="507,0 845,321 1033,498 0,536"><text:p/></draw:polygon><draw:polygon draw:name="Polygon 5 corners 62" draw:style-name="Mgr5" draw:text-style-name="MP4" svg:width="2.915cm" svg:height="0.336cm" draw:transform="skewX (0.00698131700797738) rotate (0.759567290467932) translate (-1.69443549120905cm 0.815427553230604cm)" svg:viewBox="0 0 2916 337" draw:points="269,52 2616,0 2916,282 0,337"><text:p/></draw:polygon><draw:polygon draw:name="Polygon 5 corners 63" draw:style-name="Mgr5" draw:text-style-name="MP4" svg:width="4.044cm" svg:height="1.964cm" draw:transform="skewX (0.00663225115757845) rotate (0.760439955093929) translate (-2.82944908035532cm 20.1890135140843cm)" svg:viewBox="0 0 4045 1965" draw:points="1868,0 4045,2 2187,1965 0,1955"><text:p/></draw:polygon></draw:g></draw:g><text:span text:style-name="MT25">Nombres entiers et décimaux<text:line-break/>Résumé de cours</text:span></text:p>
      </style:header>
      <style:footer>
        <text:h text:style-name="MP61" text:outline-level="1"><draw:frame draw:style-name="Mfr2" draw:name="Cadre3" text:anchor-type="paragraph" svg:x="10.864cm" svg:y="0.314cm" draw:z-index="82"><draw:text-box fo:min-height="0.499cm" fo:min-width="6.673cm"><text:h text:style-name="MP62" text:outline-level="1">Entiers et décimaux : résumé de cours</text:h></draw:text-box></draw:frame><text:bookmark-start text:name="PageNumWizard_FOOTER_INTRO_NUMERIQUE_CLR_d7e12c1"/><text:page-number text:select-page="current">3</text:page-number><text:bookmark-end text:name="PageNumWizard_FOOTER_INTRO_NUMERIQUE_CLR_d7e12c1"/></text:h>
        <text:h text:style-name="MP63" text:outline-level="1"><draw:g text:anchor-type="paragraph" draw:z-index="35" draw:name="Sesamath_Cahier_NUMERIQUE_2C_Num_Page_Fond_page_impaire 11" draw:style-name="Mgr36"><draw:path draw:style-name="Mgr19" draw:text-style-name="MP21" svg:width="0.855cm" svg:height="1.172cm" svg:x="18.461cm" svg:y="-0.102cm" svg:viewBox="0 0 856 1173" svg:d="M856 1173h-856v-991c0-100 79-182 175-182h505c97 0 176 82 176 182z"><text:p/></draw:path></draw:g><text:bookmark-start text:name="PageNumWizard_FOOTER_INTRO_NUMERIQUE_CLR_d7e12c1 Copie 6 Copie 1 Copie 1"/><text:span text:style-name="Page_20_Number"><text:page-number text:select-page="current">3</text:page-number></text:span><text:bookmark-end text:name="PageNumWizard_FOOTER_INTRO_NUMERIQUE_CLR_d7e12c1 Copie 6 Copie 1 Copie 1"/></text:h>
      </style:footer>
      <style:footer-left>
        <text:h text:style-name="MP64" text:outline-level="1"><draw:g text:anchor-type="paragraph" draw:z-index="50" draw:name="Sesamath_Cahier_NUMERIQUE_2C_Num_Page_Fond_page_impaire 12" draw:style-name="Mgr36"><draw:path draw:style-name="Mgr19" draw:text-style-name="MP21" svg:width="0.855cm" svg:height="1.172cm" svg:x="18.462cm" svg:y="-0.102cm" svg:viewBox="0 0 856 1173" svg:d="M856 1173h-856v-991c0-100 79-182 175-182h505c97 0 176 82 176 182z"><text:p/></draw:path></draw:g><draw:frame draw:style-name="Mfr2" draw:name="Cadre2" text:anchor-type="paragraph" svg:x="0.863cm" svg:y="-0.019cm" draw:z-index="95"><draw:text-box fo:min-height="0.499cm" fo:min-width="6.673cm"><text:h text:style-name="MP62" text:outline-level="1">Entiers et décimaux : résumé de cours</text:h></draw:text-box></draw:frame><text:bookmark-start text:name="PageNumWizard_FOOTER_INTRO_NUMERIQUE_CLR_d7e12c2"/><text:page-number text:select-page="current">2</text:page-number><text:bookmark-end text:name="PageNumWizard_FOOTER_INTRO_NUMERIQUE_CLR_d7e12c2"/></text:h>
      </style:footer-left>
    </style:master-page>
    <style:master-page style:name="INTRO_5f_MESURES_5f_CLR_5f_7fb241" style:display-name="INTRO_MESURES_CLR_7fb241" style:page-layout-name="Mpm2" draw:style-name="Mdp2">
      <style:header>
        <text:p text:style-name="MP65"><draw:frame draw:style-name="Mfr1" draw:name="Sesamath_Cahier_Mesures Copie 1" text:anchor-type="char" svg:x="12.94cm" svg:y="0.058cm" svg:width="7.558cm" svg:height="10.089cm" draw:z-index="0"><draw:image xlink:href="Pictures/10000001000005FE00000800A4718414.png" xlink:type="simple" xlink:show="embed" xlink:actuate="onLoad" draw:mime-type="image/png"/></draw:frame><draw:g text:anchor-type="char" draw:z-index="27" draw:name="Sesamath_Cahier_Cadre_Page_Mesure 1" draw:style-name="Mgr1"><draw:g draw:style-name="Mgr2"><draw:g draw:style-name="Mgr2"><draw:g draw:style-name="Mgr2"><draw:g draw:style-name="Mgr2"><draw:custom-shape draw:name="Shape 19" draw:style-name="Mgr3" draw:text-style-name="MP2" svg:width="1.59cm" svg:height="29.699cm" svg:x="-1.499cm" svg:y="-1cm"><text:p/><draw:enhanced-geometry svg:viewBox="0 0 21600 21600" draw:type="rectangle" draw:enhanced-path="M 0 0 L 21600 0 21600 21600 0 21600 0 0 Z N"/></draw:custom-shape><draw:custom-shape draw:name="Shape 20" draw:style-name="Mgr4" draw:text-style-name="MP3" svg:width="21.998cm" svg:height="4.019cm" svg:x="-1.423cm" svg:y="-0.972cm"><text:p/><draw:enhanced-geometry svg:viewBox="0 0 21600 21600" draw:mirror-vertical="false" draw:type="rectangle" draw:enhanced-path="M 0 0 L 21600 0 21600 21600 0 21600 0 0 Z N"/></draw:custom-shape></draw:g><draw:polygon draw:name="Polygon 5 corners 64" draw:style-name="Mgr5" draw:text-style-name="MP4" svg:width="2.398cm" svg:height="0.226cm" draw:transform="rotate (0.75712382951514) translate (-1.63338456284052cm 28.2878779603765cm)" svg:viewBox="0 0 2399 227" draw:points="170,48 2399,0 2241,168 0,227"><text:p/></draw:polygon><draw:polygon draw:name="Polygon 5 corners 65" draw:style-name="Mgr5" draw:text-style-name="MP4" svg:width="1.455cm" svg:height="0.69cm" draw:transform="skewX (-0.00174532925199442) rotate (0.75712382951514) translate (-0.914435965319409cm 28.6835575416011cm)" svg:viewBox="0 0 1456 691" draw:points="0,5 1456,0 1213,175 725,691"><text:p/></draw:polygon><draw:polygon draw:name="Polygon 5 corners 66" draw:style-name="Mgr5" draw:text-style-name="MP4" svg:width="1.69cm" svg:height="0.193cm" draw:transform="skewX (-0.00296705972839047) rotate (0.755029434412747) translate (-1.61355595602802cm 0.096465501525751cm)" svg:viewBox="0 0 1691 194" draw:points="134,52 1542,0 1691,140 0,194"><text:p/></draw:polygon><draw:polygon draw:name="Polygon 5 corners 67" draw:style-name="Mgr5" draw:text-style-name="MP4" svg:width="1.035cm" svg:height="0.537cm" draw:transform="skewX (0.00471238898038468) rotate (0.759567290467932) translate (-1.85522375377162cm -0.620482629932447cm)" svg:viewBox="0 0 1036 538" draw:points="508,0 848,322 1036,499 0,538"><text:p/></draw:polygon><draw:polygon draw:name="Polygon 5 corners 68" draw:style-name="Mgr5" draw:text-style-name="MP4" svg:width="2.923cm" svg:height="0.336cm" draw:transform="skewX (0.00174532925199443) rotate (0.757298362440339) translate (-1.70124740142449cm 0.816515796136006cm)" svg:viewBox="0 0 2924 337" draw:points="270,51 2624,0 2924,283 0,337"><text:p/></draw:polygon><draw:polygon draw:name="Polygon 5 corners 69" draw:style-name="Mgr5" draw:text-style-name="MP4" svg:width="4.055cm" svg:height="1.969cm" draw:transform="skewX (0.000872664625997209) rotate (0.75729836244034) translate (-2.84057051110807cm 20.1872814862525cm)" svg:viewBox="0 0 4056 1970" draw:points="1873,0 4056,1 2193,1970 0,1961"><text:p/></draw:polygon></draw:g><draw:g draw:name="DrawObject 9" draw:style-name="Mgr6"><draw:polygon draw:name="Polygon 4 corners 10" draw:style-name="Mgr7" draw:text-style-name="MP4" svg:width="17.497cm" svg:height="0.362cm" svg:x="3.119cm" svg:y="2.162cm" svg:viewBox="0 0 17498 363" draw:points="362,0 17498,0 17498,333 0,363"><text:p/></draw:polygon><draw:polygon draw:name="Polygon 6 corners 10" draw:style-name="Mgr7" draw:text-style-name="MP4" svg:width="17.885cm" svg:height="0.126cm" draw:transform="rotate (-0.00174532925199447) translate (2.73118037118881cm 2.76339292017059cm)" svg:viewBox="0 0 17886 127" draw:points="125,0 17886,1 17886,119 0,127"><text:p/></draw:polygon></draw:g></draw:g><draw:polygon draw:name="Polygon 5 corners 70" draw:style-name="Mgr5" draw:text-style-name="MP4" svg:width="3.052cm" svg:height="0.923cm" draw:transform="skewX (-0.000698131700797783) rotate (0.755727566113545) translate (-2.10605432873436cm 26.4165033368917cm)" svg:viewBox="0 0 3053 924" draw:points="870,3 3053,0 2238,874 0,924"><text:p/></draw:polygon></draw:g></draw:g><draw:custom-shape text:anchor-type="char" draw:z-index="71" draw:name="Sesamath_Cahier_Carre_droit_Mesure 1" draw:style-name="Mgr8" draw:text-style-name="MP6" svg:width="3.462cm" svg:height="2.47cm" svg:x="16.949cm" svg:y="-0.921cm"><text:p text:style-name="MP5"><text:span text:style-name="MT1">M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A compléter</text:p>
      </style:header>
      <style:footer>
        <text:h text:style-name="_5f_Footer_20_page_20_impaire_20__28_D_29_" text:outline-level="1"><draw:g text:anchor-type="paragraph" draw:z-index="28" draw:name="Sesamath_Cahier_NUMERIQUE_2C_Num_Page_Fond_page_impaire 1" draw:style-name="Mgr36"><draw:path draw:style-name="Mgr29" draw:text-style-name="MP38" svg:width="0.855cm" svg:height="1.172cm" svg:x="18.461cm" svg:y="-0.102cm" svg:viewBox="0 0 856 1173" svg:d="M856 1173h-856v-991c0-100 79-182 175-182h505c97 0 176 82 176 182z"><text:p/></draw:path></draw:g><draw:frame draw:style-name="Mfr2" draw:name="Cadre4" text:anchor-type="paragraph" svg:x="11.531cm" svg:y="-0.056cm" draw:z-index="0"><draw:text-box fo:min-height="0.499cm" fo:min-width="6.673cm"><text:h text:style-name="MP11" text:outline-level="1">A Compléter</text:h></draw:text-box></draw:frame><text:bookmark-start text:name="PageNumWizard_FOOTER_INTRO_MESURES_CLR_7fb2413 Copie 6"/><text:page-number text:select-page="current">0</text:page-number><text:bookmark-end text:name="PageNumWizard_FOOTER_INTRO_MESURES_CLR_7fb2413 Copie 6"/></text:h>
      </style:footer>
      <style:footer-left>
        <text:p text:style-name="MP66"><draw:frame draw:style-name="Mfr2" draw:name="Frame4" text:anchor-type="paragraph" svg:x="11.531cm" svg:y="-0.056cm" draw:z-index="0"><draw:text-box fo:min-height="0.499cm" fo:min-width="6.673cm"><text:h text:style-name="MP11" text:outline-level="1"><draw:g text:anchor-type="paragraph" draw:z-index="22" draw:name="Sesamath_Cahier_NUMERIQUE_2C_Num_Page_Fond_page_impaire 4" draw:style-name="Mgr14"><draw:path draw:style-name="Mgr19" draw:text-style-name="MP21" svg:width="0.855cm" svg:height="1.172cm" svg:x="18.461cm" svg:y="-0.102cm" svg:viewBox="0 0 856 1173" svg:d="M856 1173h-856v-991c0-100 79-182 175-182h505c97 0 176 82 176 182z"><text:p/></draw:path></draw:g>A Compléter</text:h></draw:text-box></draw:frame><text:page-number text:select-page="current">0</text:page-number></text:p>
      </style:footer-left>
    </style:master-page>
    <style:master-page style:name="INTRO_5f_DONNEES_5f_CLR_5f_9d0f89" style:display-name="INTRO_DONNEES_CLR_9d0f89" style:page-layout-name="Mpm17" draw:style-name="Mdp2">
      <style:header>
        <text:p text:style-name="MP67"><draw:g text:anchor-type="paragraph" draw:z-index="23" draw:name="Sesamath_Cahier_Cadre_Page_Donnees" draw:style-name="Mgr9"><draw:g draw:style-name="Mgr2"><draw:g draw:style-name="Mgr2"><draw:g draw:style-name="Mgr2"><draw:g draw:style-name="Mgr2"><draw:g draw:style-name="Mgr2"><draw:g draw:style-name="Mgr2"><draw:custom-shape draw:name="Shape 7" draw:style-name="Mgr37" draw:text-style-name="MP68" svg:width="1.59cm" svg:height="29.699cm" svg:x="0.512cm" svg:y="0.302cm"><text:p/><draw:enhanced-geometry svg:viewBox="0 0 21600 21600" draw:type="rectangle" draw:enhanced-path="M 0 0 L 21600 0 21600 21600 0 21600 0 0 Z N"/></draw:custom-shape><draw:custom-shape draw:name="Shape 8" draw:style-name="Mgr38" draw:text-style-name="MP68" svg:width="22cm" svg:height="4.021cm" svg:x="0.665cm" svg:y="0.302cm"><text:p/><draw:enhanced-geometry svg:viewBox="0 0 21600 21600" draw:mirror-vertical="false" draw:type="rectangle" draw:enhanced-path="M 0 0 L 21600 0 21600 21600 0 21600 0 0 Z N"/></draw:custom-shape></draw:g></draw:g></draw:g><draw:polygon draw:name="Polygon 5 corners 29" draw:style-name="Mgr5" draw:text-style-name="MP4" svg:width="2.398cm" svg:height="0.226cm" draw:transform="rotate (0.75712382951514) translate (0.399948770492835cm 29.5915724048208cm)" svg:viewBox="0 0 2399 227" draw:points="170,48 2399,0 2241,168 0,227"><text:p/></draw:polygon><draw:polygon draw:name="Polygon 5 corners 30" draw:style-name="Mgr5" draw:text-style-name="MP4" svg:width="1.455cm" svg:height="0.69cm" draw:transform="skewX (-0.00174532925199442) rotate (0.75712382951514) translate (1.11989736801402cm 29.9872519860455cm)" svg:viewBox="0 0 1456 691" draw:points="0,5 1456,0 1213,175 725,691"><text:p/></draw:polygon><draw:polygon draw:name="Polygon 5 corners 31" draw:style-name="Mgr5" draw:text-style-name="MP4" svg:width="1.69cm" svg:height="0.191cm" draw:transform="skewX (-0.00296705972839038) rotate (0.756076631963944) translate (0.422741053837399cm 1.40347081560838cm)" svg:viewBox="0 0 1691 192" draw:points="134,50 1542,0 1691,140 0,192"><text:p/></draw:polygon><draw:polygon draw:name="Polygon 5 corners 32" draw:style-name="Mgr5" draw:text-style-name="MP4" svg:width="1.035cm" svg:height="0.537cm" draw:transform="skewX (0.00471238898038468) rotate (0.759567290467932) translate (0.179109579561548cm 0.686211814512064cm)" svg:viewBox="0 0 1036 538" draw:points="508,0 848,322 1036,499 0,538"><text:p/></draw:polygon><draw:polygon draw:name="Polygon 5 corners 33" draw:style-name="Mgr5" draw:text-style-name="MP4" svg:width="2.923cm" svg:height="0.337cm" draw:transform="skewX (0.000872664625997247) rotate (0.756774763664741) translate (0.331058104628512cm 2.11929122149528cm)" svg:viewBox="0 0 2924 338" draw:points="270,52 2624,0 2924,283 0,338"><text:p/></draw:polygon><draw:polygon draw:name="Polygon 5 corners 34" draw:style-name="Mgr5" draw:text-style-name="MP4" svg:width="4.055cm" svg:height="1.969cm" draw:transform="skewX (0.000872664625997268) rotate (0.75729836244034) translate (-0.80723717777466cm 21.4929759306969cm)" svg:viewBox="0 0 4056 1970" draw:points="1873,0 4056,1 2193,1970 0,1961"><text:p/></draw:polygon></draw:g><draw:g draw:name="DrawObject 2" draw:style-name="Mgr6"><draw:polygon draw:name="Polygon 4 corners 5" draw:style-name="Mgr7" draw:text-style-name="MP4" svg:width="17.497cm" svg:height="0.362cm" svg:x="5.151cm" svg:y="3.466cm" svg:viewBox="0 0 17498 363" draw:points="362,0 17498,0 17498,333 0,363"><text:p/></draw:polygon><draw:polygon draw:name="Polygon 6 corners 5" draw:style-name="Mgr7" draw:text-style-name="MP4" svg:width="17.885cm" svg:height="0.126cm" draw:transform="rotate (-0.00174532925199447) translate (4.76751370452217cm 4.06708736461501cm)" svg:viewBox="0 0 17886 127" draw:points="125,0 17886,1 17886,119 0,127"><text:p/></draw:polygon></draw:g></draw:g><draw:polygon draw:name="Polygon 5 corners 35" draw:style-name="Mgr5" draw:text-style-name="MP4" svg:width="3.051cm" svg:height="0.921cm" draw:transform="skewX (0.000698131700797721) rotate (0.756425697814342) translate (-0.0697900193749884cm 27.7213061599221cm)" svg:viewBox="0 0 3052 922" draw:points="869,1 3052,0 2238,873 0,922"><text:p/></draw:polygon></draw:g></draw:g><draw:custom-shape text:anchor-type="char" draw:z-index="127" draw:name="Sesamath_Cahier_Carre_droit_Geometrie 1" draw:style-name="Mgr8" draw:text-style-name="MP70" svg:width="3.462cm" svg:height="2.47cm" svg:x="16.891cm" svg:y="-5.018cm"><text:p text:style-name="MP69"><text:span text:style-name="MT26">D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A compléter<draw:frame draw:style-name="Mfr1" draw:name="Sesamath_Cahier_Donnees" text:anchor-type="char" svg:x="12.439cm" svg:y="0.707cm" svg:width="7.558cm" svg:height="10.089cm" draw:z-index="0"><draw:image xlink:href="Pictures/10000001000005FE00000800A4718414.png" xlink:type="simple" xlink:show="embed" xlink:actuate="onLoad" draw:mime-type="image/png"/></draw:frame></text:p>
      </style:header>
      <style:header-left>
        <text:p text:style-name="Header_20_left"/>
      </style:header-left>
      <style:footer>
        <text:h text:style-name="_5f_Footer_20_page_20_impaire_20__28_D_29_" text:outline-level="1"><draw:frame draw:style-name="Mfr2" draw:name="Frame5" text:anchor-type="paragraph" svg:x="10.837cm" svg:y="-0.095cm" draw:z-index="0"><draw:text-box fo:min-height="0.499cm" fo:min-width="6.673cm"><text:h text:style-name="MP11" text:outline-level="1">A Compléter</text:h></draw:text-box></draw:frame><text:bookmark-start text:name="PageNumWizard_FOOTER_INTRO_DONNEES_CLR_9d0f897"/><text:page-number text:select-page="current">0</text:page-number><text:bookmark-end text:name="PageNumWizard_FOOTER_INTRO_DONNEES_CLR_9d0f897"/></text:h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